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44cm" style:contextual-spacing="false" style:line-height-at-least="0.635cm" fo:text-align="start" style:justify-single-word="false" fo:text-indent="0cm" style:auto-text-indent="false" fo:padding="0cm" fo:border="none"/>
      <style:text-properties fo:font-variant="normal" fo:text-transform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.344cm" style:contextual-spacing="false" style:line-height-at-least="0.635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.344cm" style:contextual-spacing="false" style:line-height-at-least="0.635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cm" fo:margin-bottom="0.344cm" style:contextual-spacing="false" style:line-height-at-least="0.635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style:text-underline-style="solid" style:text-underline-type="double" style:text-underline-width="auto" style:text-underline-color="font-color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.344cm" style:contextual-spacing="false" style:line-height-at-least="0.635cm" fo:text-align="start" style:justify-single-word="false" fo:text-indent="0cm" style:auto-text-indent="false" fo:background-color="transparent" fo:padding="0cm" fo:border="none"/>
      <style:text-properties fo:font-variant="normal" fo:text-transform="none" style:text-underline-style="solid" style:text-underline-type="double" style:text-underline-width="auto" style:text-underline-color="font-color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</text:p>
      <text:section text:style-name="Sect1" text:name="WACViewPanel_ClipboardElement">
        <text:p text:style-name="P2">Titel: Personal Reminiscences of India</text:p>
        <text:p text:style-name="P2">Autor: Rev. William Butler D.D.</text:p>
        <text:p text:style-name="P2">Sprache: Englisch</text:p>
        <text:p text:style-name="P2">Schlagwörter: Indien, Personal, Reminiscences</text:p>
        <text:p text:style-name="P2"/>
        <text:p text:style-name="P2">Titel: Seven Years in Ceylon: Stories of Missionary Life</text:p>
        <text:p text:style-name="P2">Autor: Mary and Margaret W. Leitch</text:p>
        <text:p text:style-name="P2">Sprache: Englisch</text:p>
        <text:p text:style-name="P2">Schlagwörter: Sri Lanka/Ceylon, Ceylon, Stories, Missionary</text:p>
        <text:p text:style-name="P2"/>
        <text:p text:style-name="P2">Titel: Die Engländer in Indien, Dritter Band</text:p>
        <text:p text:style-name="P2">Autor: Johann Wilhelm von Archenholz</text:p>
        <text:p text:style-name="P2">Sprache: Deutsch</text:p>
        <text:p text:style-name="P2">Schlagwörter: Engländer, Indien, Dritter</text:p>
        <text:p text:style-name="P2"/>
        <text:p text:style-name="P2">Titel: Aufsätze</text:p>
        <text:p text:style-name="P2">Autor: Marie Estermann</text:p>
        <text:p text:style-name="P2">Sprache: Deutsch</text:p>
        <text:p text:style-name="P2">Schlagwörter: Aufsätze</text:p>
        <text:p text:style-name="P2"/>
        <text:p text:style-name="P2">Titel: The Indian Empire at War</text:p>
        <text:p text:style-name="P2">Autor: George Morton-Jack</text:p>
        <text:p text:style-name="P2">Sprache: Englisch</text:p>
        <text:p text:style-name="P2">Schlagwörter: Indien, Indian, Empire</text:p>
        <text:p text:style-name="P2"/>
        <text:p text:style-name="P2"><text:soft-page-break/>Titel: Armies of the East India Company 1750-1850</text:p>
        <text:p text:style-name="P2">Autor: Stuart Reid</text:p>
        <text:p text:style-name="P2">Sprache: Englisch</text:p>
        <text:p text:style-name="P2">Schlagwörter: Indien, Waffen, Militärgeschichte, Armies, Company</text:p>
        <text:p text:style-name="P2"/>
        <text:p text:style-name="P2">Titel: Medieval Indian Armies (2): Indo-Islamic Forces 7th-Early 16th Centuries</text:p>
        <text:p text:style-name="P2">Autor: David Nicolle</text:p>
        <text:p text:style-name="P2">Sprache: Englisch</text:p>
        <text:p text:style-name="P2">Schlagwörter: Indien, Waffen, Militärgeschichte, Medieval, Indian, Armies</text:p>
        <text:p text:style-name="P2"/>
        <text:p text:style-name="P2">Titel: Bengal Cavalry Regiments 1857-1914</text:p>
        <text:p text:style-name="P2">Autor: Ronald Harris</text:p>
        <text:p text:style-name="P2">Sprache: Englisch</text:p>
        <text:p text:style-name="P2">Schlagwörter: 1857, Sepoy-Aufstand, Bengal, Cavalry, Regiments</text:p>
        <text:p text:style-name="P2"/>
        <text:p text:style-name="P2">Titel: Imphal 1944: The Japanese Invasion of India</text:p>
        <text:p text:style-name="P2">Autor: Hemant Singh Katoch, Illustrated by Peter Dennis</text:p>
        <text:p text:style-name="P2">Sprache: Englisch</text:p>
        <text:p text:style-name="P2">Schlagwörter: Indien, Imphal (1944), Imphal, Japanese, Invasion</text:p>
        <text:p text:style-name="P2"/>
        <text:p text:style-name="P2">Titel: Plassey 1757: Clive of India's Finest Hour</text:p>
        <text:p text:style-name="P2">Autor: Peter Harrington</text:p>
        <text:p text:style-name="P2">Sprache: Englisch</text:p>
        <text:p text:style-name="P2">Schlagwörter: Indien, Plassey (1757), Plassey, India's, Finest</text:p>
        <text:p text:style-name="P2"/>
        <text:p text:style-name="P2"/>
        <text:p text:style-name="P3"><text:soft-page-break/>Titel: Adventurers: The Improbable Rise of the East India Company</text:p>
        <text:p text:style-name="P3">Autor: David Howarth</text:p>
        <text:p text:style-name="P3">Sprache: Englisch</text:p>
        <text:p text:style-name="P3">Schlagwörter: Indien, Adventurers, Improbable, Company</text:p>
        <text:p text:style-name="P3"/>
        <text:p text:style-name="P3">Titel: Cruel Kings and Mean Queens</text:p>
        <text:p text:style-name="P3">Autor: Terry Deary</text:p>
        <text:p text:style-name="P3">Sprache: Englisch</text:p>
        <text:p text:style-name="P3">Schlagwörter: Queens</text:p>
        <text:p text:style-name="P3"/>
        <text:p text:style-name="P3">Titel: A History of Ancient and Early Medieval India - Second Edition</text:p>
        <text:p text:style-name="P3">Autor: Upinder Singh</text:p>
        <text:p text:style-name="P3">Sprache: Englisch</text:p>
        <text:p text:style-name="P3">Schlagwörter: Indien, Geschichte, History, Ancient, Medieval, Second</text:p>
        <text:p text:style-name="P3"/>
        <text:p text:style-name="P3">Titel: The Royal Rajputs</text:p>
        <text:p text:style-name="P3">Autor: Maharao Brij Raj Singh of Kotah</text:p>
        <text:p text:style-name="P3">Sprache: Englisch</text:p>
        <text:p text:style-name="P3">Schlagwörter: Rajput, Rajputs</text:p>
        <text:p text:style-name="P3"/>
        <text:p text:style-name="P3">Titel: The Anglo-Indians: A Portrait of a Community</text:p>
        <text:p text:style-name="P3">Autor: Barry O'Brien</text:p>
        <text:p text:style-name="P3">Sprache: Englisch</text:p>
        <text:p text:style-name="P3">Schlagwörter: Indien, Indians, Portrait, Community</text:p>
        <text:p text:style-name="P3"/>
        <text:p text:style-name="P3">Titel: Once There Was a City Named Dilli</text:p>
        <text:p text:style-name="P3"><text:soft-page-break/>Autor: Intizar Husain</text:p>
        <text:p text:style-name="P3">Sprache: Englisch</text:p>
        <text:p text:style-name="P3">Schlagwörter: </text:p>
        <text:p text:style-name="P3"/>
        <text:p text:style-name="P3">Titel: Muslims in Indian Cities</text:p>
        <text:p text:style-name="P3">Autor: Laurent Gayer and Christophe Jaffrelot</text:p>
        <text:p text:style-name="P3">Sprache: Englisch</text:p>
        <text:p text:style-name="P3">Schlagwörter: Indien, Muslims, Indian, Cities</text:p>
        <text:p text:style-name="P3"/>
        <text:p text:style-name="P3">Titel: The Ancient Geography of India</text:p>
        <text:p text:style-name="P3">Autor: Alexander Cunningham</text:p>
        <text:p text:style-name="P3">Sprache: Englisch</text:p>
        <text:p text:style-name="P3">Schlagwörter: Indien, Ancient, Geography</text:p>
        <text:p text:style-name="P3"/>
        <text:p text:style-name="P3">Titel: Invisible City: The Hidden Monuments of Delhi</text:p>
        <text:p text:style-name="P3">Autor: Rakhshanda Jalil</text:p>
        <text:p text:style-name="P3">Sprache: Englisch</text:p>
        <text:p text:style-name="P3">Schlagwörter: Delhi, Invisible, Hidden, Monuments</text:p>
        <text:p text:style-name="P3"/>
        <text:p text:style-name="P3">Titel: Hitler and India</text:p>
        <text:p text:style-name="P3">Autor: Vaibhav Purandare</text:p>
        <text:p text:style-name="P3">Sprache: Englisch</text:p>
        <text:p text:style-name="P3">Schlagwörter: Indien, Hitler</text:p>
        <text:p text:style-name="P3"/>
        <text:p text:style-name="P3">Titel: The Forgotten Cities of Delhi</text:p>
        <text:p text:style-name="P3">Autor: Rana Safvi</text:p>
        <text:p text:style-name="P3"><text:soft-page-break/>Sprache: Englisch</text:p>
        <text:p text:style-name="P3">Schlagwörter: Delhi, Forgotten, Cities</text:p>
        <text:p text:style-name="P3"/>
        <text:p text:style-name="P3">Titel: Shahjahanabad: The Living City of Old Delhi</text:p>
        <text:p text:style-name="P3">Autor: William Dalrymple</text:p>
        <text:p text:style-name="P3">Sprache: Englisch</text:p>
        <text:p text:style-name="P3">Schlagwörter: Delhi, Shahjahanabad, Living</text:p>
        <text:p text:style-name="P3"/>
        <text:p text:style-name="P3">Titel: Kings and Queens of India: Famous Rulers and Dynasties That Shaped the Country</text:p>
        <text:p text:style-name="P3">Autor: Anu Kumar</text:p>
        <text:p text:style-name="P3">Sprache: Englisch</text:p>
        <text:p text:style-name="P3">Schlagwörter: Indien, Queens, Famous, Rulers, Dynasties, Shaped</text:p>
        <text:p text:style-name="P3"/>
        <text:p text:style-name="P3">Titel: Der Hinduismus</text:p>
        <text:p text:style-name="P3">Autor: Heinrich von Stietencron</text:p>
        <text:p text:style-name="P3">Sprache: Deutsch</text:p>
        <text:p text:style-name="P3">Schlagwörter: Hinduismus</text:p>
        <text:p text:style-name="P3"/>
        <text:p text:style-name="P3">Titel: Which of Us Are Aryans</text:p>
        <text:p text:style-name="P3">Autor: Romila Thapar, Michael Witzel, Jaya Menon, Kai Friese, Razib Khan</text:p>
        <text:p text:style-name="P3">Sprache: Englisch</text:p>
        <text:p text:style-name="P3">Schlagwörter: Aryans</text:p>
        <text:p text:style-name="P3"/>
        <text:p text:style-name="P3">Titel: Forgotten Delhi: From a Heritage Walker's Diary</text:p>
        <text:p text:style-name="P3">Autor: R. S. Sethi</text:p>
        <text:p text:style-name="P3">Sprache: Englisch</text:p>
        <text:p text:style-name="P3"><text:soft-page-break/>Schlagwörter: Delhi, Forgotten, Heritage, Walker's</text:p>
        <text:p text:style-name="P2"> </text:p>
        <text:p text:style-name="P3">Titel: 1553: Mary I</text:p>
        <text:p text:style-name="P3">Autor: John Edwards</text:p>
        <text:p text:style-name="P3">Sprache: Englisch</text:p>
        <text:p text:style-name="P3">Schlagwörter: </text:p>
        <text:p text:style-name="P3"/>
        <text:p text:style-name="P3">Titel: 1558: Elizabeth I</text:p>
        <text:p text:style-name="P3">Autor: Helen Castor</text:p>
        <text:p text:style-name="P3">Sprache: Englisch</text:p>
        <text:p text:style-name="P3">Schlagwörter: Elizabeth</text:p>
        <text:p text:style-name="P3"/>
        <text:p text:style-name="P3">Titel: Thomas Cromwell: The Rise and Fall of Henry VIII's Most Notorious Minister</text:p>
        <text:p text:style-name="P3">Autor: Robert Hutchinson</text:p>
        <text:p text:style-name="P3">Sprache: Englisch</text:p>
        <text:p text:style-name="P3">Schlagwörter: Thomas, Cromwell, Notorious, Minister</text:p>
        <text:p text:style-name="P3"/>
        <text:p text:style-name="P3">Titel: The Armour and Arms of Henry VIII</text:p>
        <text:p text:style-name="P3">Autor: Thomas Richardson</text:p>
        <text:p text:style-name="P3">Sprache: Englisch</text:p>
        <text:p text:style-name="P3">Schlagwörter: Waffen, Rüstung, Armour</text:p>
        <text:p text:style-name="P3"/>
        <text:p text:style-name="P3">Titel: Fort Nelson</text:p>
        <text:p text:style-name="P3">Autor: Souvenir Guide</text:p>
        <text:p text:style-name="P3">Sprache: Englisch</text:p>
        <text:p text:style-name="P3">Schlagwörter: Reiseführer, Nelson</text:p>
        <text:p text:style-name="P3"><text:soft-page-break/></text:p>
        <text:p text:style-name="P3">Titel: Islamic Arms and Armour</text:p>
        <text:p text:style-name="P3">Autor: Thom Richardson</text:p>
        <text:p text:style-name="P3">Sprache: Englisch</text:p>
        <text:p text:style-name="P3">Schlagwörter: Waffen, Rüstung, Islamic, Armour</text:p>
        <text:p text:style-name="P3"/>
        <text:p text:style-name="P3">Titel: Indian Arms and Armour</text:p>
        <text:p text:style-name="P3">Autor: Thom Richardson and Natascha Bennet</text:p>
        <text:p text:style-name="P3">Sprache: Englisch</text:p>
        <text:p text:style-name="P3">Schlagwörter: Indien, Waffen, Rüstung, Indian, Armour</text:p>
        <text:p text:style-name="P3"/>
        <text:p text:style-name="P3">Titel: Henry VIII in 100 Objects</text:p>
        <text:p text:style-name="P3">Autor: Paul Kendall</text:p>
        <text:p text:style-name="P3">Sprache: Englisch</text:p>
        <text:p text:style-name="P3">Schlagwörter: Objects</text:p>
        <text:p text:style-name="P3"/>
        <text:p text:style-name="P3">Titel: Stonehenge</text:p>
        <text:p text:style-name="P3">Autor: Stonehenge</text:p>
        <text:p text:style-name="P3">Sprache: Englisch</text:p>
        <text:p text:style-name="P3">Schlagwörter: </text:p>
        <text:p text:style-name="P3"/>
        <text:p text:style-name="P3">Titel: </text:p>
        <text:p text:style-name="P3">Autor: </text:p>
        <text:p text:style-name="P3">Sprache: Deutsch</text:p>
        <text:p text:style-name="P3">Schlagwörter: </text:p>
        <text:p text:style-name="P3"/>
        <text:p text:style-name="P3"><text:soft-page-break/>Titel: Europe Between the Oceans: 9000 BC-AD 1000</text:p>
        <text:p text:style-name="P3">Autor: Barry Cunliffe</text:p>
        <text:p text:style-name="P3">Sprache: Englisch</text:p>
        <text:p text:style-name="P3">Schlagwörter: Europe, Between, Oceans</text:p>
        <text:p text:style-name="P3"/>
        <text:p text:style-name="P3">Titel: Masters of War</text:p>
        <text:p text:style-name="P3">Autor: DK</text:p>
        <text:p text:style-name="P3">Sprache: Englisch</text:p>
        <text:p text:style-name="P3">Schlagwörter: Masters</text:p>
        <text:p text:style-name="P3"/>
        <text:p text:style-name="P3">Titel: Don Quixote</text:p>
        <text:p text:style-name="P3">Autor: Miguel de Cervantes</text:p>
        <text:p text:style-name="P3">Sprache: Englisch</text:p>
        <text:p text:style-name="P3">Schlagwörter: Quixote</text:p>
        <text:p text:style-name="P3"/>
        <text:p text:style-name="P3">Titel: Procès de Sorcellerie dans la Vallée de Choches 1466-1467</text:p>
        <text:p text:style-name="P3">Autor: Chantal Amman-Doubliez</text:p>
        <text:p text:style-name="P3">Sprache: Französisch</text:p>
        <text:p text:style-name="P3">Schlagwörter: Sorcellerie, Choches</text:p>
        <text:p text:style-name="P3"/>
        <text:p text:style-name="P3">Titel: Torture Instruments</text:p>
        <text:p text:style-name="P3">Autor: Exhibition Guide</text:p>
        <text:p text:style-name="P3">Sprache: Englisch und Spanisch</text:p>
        <text:p text:style-name="P3">Schlagwörter: Reiseführer, Torture, Instruments</text:p>
        <text:p text:style-name="P3"/>
        <text:p text:style-name="P3">Titel: Sie bauten eine Kathedrale</text:p>
        <text:p text:style-name="P3"><text:soft-page-break/>Autor: David Macaulay</text:p>
        <text:p text:style-name="P3">Sprache: Deutsch</text:p>
        <text:p text:style-name="P3">Schlagwörter: Bauten, Kathedrale</text:p>
        <text:p text:style-name="P3"/>
        <text:p text:style-name="P3">Titel: Reyes y Reinas de España</text:p>
        <text:p text:style-name="P3">Autor: Unbekannt</text:p>
        <text:p text:style-name="P3">Sprache: Spanisch</text:p>
        <text:p text:style-name="P3">Schlagwörter: Reinas, España</text:p>
        <text:p text:style-name="P3"/>
        <text:p text:style-name="P3">Titel: Mac P. Lorne</text:p>
        <text:p text:style-name="P3">Autor: Mac P. Lorne</text:p>
        <text:p text:style-name="P3">Sprache: Deutsch</text:p>
        <text:p text:style-name="P3">Schlagwörter: </text:p>
        <text:p text:style-name="P3"/>
        <text:p text:style-name="P3">Titel: Gewehre für Interessierte, Liebhaber und Sammler</text:p>
        <text:p text:style-name="P3">Autor: Neuer Kaiser Verlag</text:p>
        <text:p text:style-name="P3">Sprache: Deutsch</text:p>
        <text:p text:style-name="P3">Schlagwörter: Gewehre, Interessierte, Liebhaber, Sammler</text:p>
        <text:p text:style-name="P3"/>
        <text:p text:style-name="P3">Titel: Altgriechische Technologie: Die Erfindungen der Griechen in der Antike</text:p>
        <text:p text:style-name="P3">Autor: Kostas Kotsanas</text:p>
        <text:p text:style-name="P3">Sprache: Deutsch</text:p>
        <text:p text:style-name="P3">Schlagwörter: Altgriechische, Technologie, Erfindungen, Griechen, Antike</text:p>
        <text:p text:style-name="P3"/>
        <text:p text:style-name="P3">Titel: Der Dreißigjährige Krieg</text:p>
        <text:p text:style-name="P3">Autor: Herfried Münkler</text:p>
        <text:p text:style-name="P3"><text:soft-page-break/>Sprache: Deutsch</text:p>
        <text:p text:style-name="P3">Schlagwörter: Dreißigjährige</text:p>
        <text:p text:style-name="P3"/>
        <text:p text:style-name="P3">Titel: Instructions for British Servicemen in Germany</text:p>
        <text:p text:style-name="P3">Autor: The Foreign Office London</text:p>
        <text:p text:style-name="P3">Sprache: Englisch</text:p>
        <text:p text:style-name="P3">Schlagwörter: Instructions, British, Servicemen, Germany</text:p>
        <text:p text:style-name="P3"/>
        <text:p text:style-name="P3">Titel: German Invasion Plan for the British Isles</text:p>
        <text:p text:style-name="P3">Autor: Robert Wheeler</text:p>
        <text:p text:style-name="P3">Sprache: Englisch</text:p>
        <text:p text:style-name="P3">Schlagwörter: German, Invasion, British</text:p>
        <text:p text:style-name="P3"/>
        <text:p text:style-name="P3">Titel: The British Home Guard Pocket Book</text:p>
        <text:p text:style-name="P3">Autor: Brig-Gen. A. F. U. Green</text:p>
        <text:p text:style-name="P3">Sprache: Englisch</text:p>
        <text:p text:style-name="P3">Schlagwörter: British, Home Guard, Pocket</text:p>
        <text:p text:style-name="P3"/>
        <text:p text:style-name="P3">Titel: Secrets of Churchill's War Rooms</text:p>
        <text:p text:style-name="P3">Autor: Jonathan Asbury</text:p>
        <text:p text:style-name="P3">Sprache: Englisch</text:p>
        <text:p text:style-name="P3">Schlagwörter: Secrets, Churchill's</text:p>
        <text:p text:style-name="P2"> </text:p>
        <text:p text:style-name="P3">Titel: The Tower of London</text:p>
        <text:p text:style-name="P3">Autor: Guide</text:p>
        <text:p text:style-name="P3">Sprache: Englisch</text:p>
        <text:p text:style-name="P3"><text:soft-page-break/>Schlagwörter: Reiseführer, London</text:p>
        <text:p text:style-name="P3"/>
        <text:p text:style-name="P3">Titel: </text:p>
        <text:p text:style-name="P3">Autor: </text:p>
        <text:p text:style-name="P3">Sprache: Spanisch</text:p>
        <text:p text:style-name="P3">Schlagwörter: </text:p>
        <text:p text:style-name="P3"/>
        <text:p text:style-name="P3">Titel: The British Museum</text:p>
        <text:p text:style-name="P3">Autor: The British Museum</text:p>
        <text:p text:style-name="P3">Sprache: Spanisch</text:p>
        <text:p text:style-name="P3">Schlagwörter: Museum, British</text:p>
        <text:p text:style-name="P3"/>
        <text:p text:style-name="P3">Titel: Masterpieces of the British Museum</text:p>
        <text:p text:style-name="P3">Autor: The British Museum</text:p>
        <text:p text:style-name="P3">Sprache: Englisch</text:p>
        <text:p text:style-name="P3">Schlagwörter: Museum, Masterpieces, British</text:p>
        <text:p text:style-name="P3"/>
        <text:p text:style-name="P3">Titel: Masterpieces of the Wallace Collection</text:p>
        <text:p text:style-name="P3">Autor: National Museum London</text:p>
        <text:p text:style-name="P3">Sprache: Englisch</text:p>
        <text:p text:style-name="P3">Schlagwörter: Museum, Masterpieces, Wallace, Collection</text:p>
        <text:p text:style-name="P3"/>
        <text:p text:style-name="P3">Titel: IWM London</text:p>
        <text:p text:style-name="P3">Autor: Guide</text:p>
        <text:p text:style-name="P3">Sprache: Englisch</text:p>
        <text:p text:style-name="P3">Schlagwörter: Reiseführer, London</text:p>
        <text:p text:style-name="P3"><text:soft-page-break/></text:p>
        <text:p text:style-name="P3">Titel: The Tank Book: The Definitive Visual History of Armoured Vehicles</text:p>
        <text:p text:style-name="P3">Autor: The Tank Museum</text:p>
        <text:p text:style-name="P3">Sprache: Englisch</text:p>
        <text:p text:style-name="P3">Schlagwörter: Waffen, Rüstung, Geschichte, Museum, Definitive, Visual</text:p>
        <text:p text:style-name="P3"/>
        <text:p text:style-name="P3">Titel: World War Two Infographics</text:p>
        <text:p text:style-name="P3">Autor: Jonathan Fenby</text:p>
        <text:p text:style-name="P3">Sprache: Englisch</text:p>
        <text:p text:style-name="P3">Schlagwörter: Weltkrieg, Infographics</text:p>
        <text:p text:style-name="P3"/>
        <text:p text:style-name="P3">Titel: British India</text:p>
        <text:p text:style-name="P3">Autor: Michael Edwardes</text:p>
        <text:p text:style-name="P3">Sprache: Englisch</text:p>
        <text:p text:style-name="P3">Schlagwörter: Indien, British</text:p>
        <text:p text:style-name="P3"/>
        <text:p text:style-name="P3">Titel: The Indian Mutiny</text:p>
        <text:p text:style-name="P3">Autor: John Harris</text:p>
        <text:p text:style-name="P3">Sprache: Englisch</text:p>
        <text:p text:style-name="P3">Schlagwörter: Indien, Indian, Mutiny</text:p>
        <text:p text:style-name="P3"/>
        <text:p text:style-name="P3">Titel: The Indian Mutiny of 1857</text:p>
        <text:p text:style-name="P3">Autor: G. B. Malleson</text:p>
        <text:p text:style-name="P3">Sprache: Englisch</text:p>
        <text:p text:style-name="P3">Schlagwörter: Indien, 1857, Sepoy-Aufstand, Indian, Mutiny</text:p>
        <text:p text:style-name="P3"/>
        <text:p text:style-name="P3"><text:soft-page-break/>Titel: Spectre of Violence: The 1857 Kanpur Massacres</text:p>
        <text:p text:style-name="P3">Autor: Rudrangshu Mukherjee</text:p>
        <text:p text:style-name="P3">Sprache: Englisch</text:p>
        <text:p text:style-name="P3">Schlagwörter: 1857, Sepoy-Aufstand, Spectre, Violence, Kanpur, Massacres</text:p>
        <text:p text:style-name="P3"/>
        <text:p text:style-name="P3">Titel: Mangal Pandey</text:p>
        <text:p text:style-name="P3">Autor: Rudrangshu Mukherjee</text:p>
        <text:p text:style-name="P3">Sprache: Englisch</text:p>
        <text:p text:style-name="P3">Schlagwörter: Mangal, Pandey</text:p>
        <text:p text:style-name="P3"/>
        <text:p text:style-name="P3">Titel: Reminiscences of the Great Mutiny</text:p>
        <text:p text:style-name="P3">Autor: W. F. Mitchell</text:p>
        <text:p text:style-name="P3">Sprache: Englisch</text:p>
        <text:p text:style-name="P3">Schlagwörter: Reminiscences, Mutiny</text:p>
        <text:p text:style-name="P3"/>
        <text:p text:style-name="P3">Titel: The Indian Mutiny</text:p>
        <text:p text:style-name="P3">Autor: Julian Spilsbury</text:p>
        <text:p text:style-name="P3">Sprache: Englisch</text:p>
        <text:p text:style-name="P3">Schlagwörter: Indien, Indian, Mutiny</text:p>
        <text:p text:style-name="P3"/>
        <text:p text:style-name="P3">Titel: Private Life of the Mughals of India</text:p>
        <text:p text:style-name="P3">Autor: Nath</text:p>
        <text:p text:style-name="P3">Sprache: Englisch</text:p>
        <text:p text:style-name="P3">Schlagwörter: Indien, Private, Mughals</text:p>
        <text:p text:style-name="P3"/>
        <text:p text:style-name="P3">Titel: Akbar and the Rise of the Mughal Empire</text:p>
        <text:p text:style-name="P3"><text:soft-page-break/>Autor: G. B. Malleson</text:p>
        <text:p text:style-name="P3">Sprache: Englisch</text:p>
        <text:p text:style-name="P3">Schlagwörter: Mughal, Empire</text:p>
        <text:p text:style-name="P2"> </text:p>
        <text:p text:style-name="P2">Titel: Abenteuer Fernhandel</text:p>
        <text:p text:style-name="P2">Autor: Jürgen G. Nagel</text:p>
        <text:p text:style-name="P2">Sprache: Deutsch</text:p>
        <text:p text:style-name="P2">Schlagwörter: Abenteuer, Fernhandel</text:p>
        <text:p text:style-name="P2"/>
        <text:p text:style-name="P2">Titel: The Rise of Civilization in India and Pakistan</text:p>
        <text:p text:style-name="P2">Autor: Bridget and Raymond Allchin</text:p>
        <text:p text:style-name="P2">Sprache: Englisch</text:p>
        <text:p text:style-name="P2">Schlagwörter: Indien, Civilization, Pakistan</text:p>
        <text:p text:style-name="P2"/>
        <text:p text:style-name="P2">Titel: Geschichte Indiens vom Mittelalter bis zur Gegenwart</text:p>
        <text:p text:style-name="P2">Autor: Dietmar Rothermund</text:p>
        <text:p text:style-name="P2">Sprache: Deutsch</text:p>
        <text:p text:style-name="P2">Schlagwörter: Geschichte, Indiens, Mittelalter, Gegenwart</text:p>
        <text:p text:style-name="P2"/>
        <text:p text:style-name="P2">Titel: A Calendar of the Court Minutes etc. of the East India Company</text:p>
        <text:p text:style-name="P2">Autor: Ethel Bruce Sainsbury</text:p>
        <text:p text:style-name="P2">Sprache: Englisch</text:p>
        <text:p text:style-name="P2">Schlagwörter: Indien, Calendar, Minutes, Indian, Company</text:p>
        <text:p text:style-name="P2"/>
        <text:p text:style-name="P2">Titel: The Life of the Nawabs of Lucknow</text:p>
        <text:p text:style-name="P2">Autor: Ravi Bhatt</text:p>
        <text:p text:style-name="P2"><text:soft-page-break/>Sprache: Englisch</text:p>
        <text:p text:style-name="P2">Schlagwörter: Nawabs, Lucknow</text:p>
        <text:p text:style-name="P2"/>
        <text:p text:style-name="P2">Titel: India's Wars: A Military History</text:p>
        <text:p text:style-name="P2">Autor: Arjun Subramaniam</text:p>
        <text:p text:style-name="P2">Sprache: Englisch</text:p>
        <text:p text:style-name="P2">Schlagwörter: Kriegsgeschichte, Geschichte, India's, Military, History</text:p>
        <text:p text:style-name="P2"/>
        <text:p text:style-name="P2">Titel: Die Indoeuropäer: Aufbruch aus der Vorgeschichte</text:p>
        <text:p text:style-name="P2">Autor: Reinhard Schmoeckel</text:p>
        <text:p text:style-name="P2">Sprache: Deutsch</text:p>
        <text:p text:style-name="P2">Schlagwörter: Indoeuropäer, Aufbruch, Vorgeschichte</text:p>
        <text:p text:style-name="P2"/>
        <text:p text:style-name="P2">Titel: </text:p>
        <text:p text:style-name="P2">Autor: </text:p>
        <text:p text:style-name="P2">Sprache: Englisch</text:p>
        <text:p text:style-name="P2">Schlagwörter: </text:p>
        <text:p text:style-name="P2"/>
        <text:p text:style-name="P2">Titel: Fischer Weltgeschichte</text:p>
        <text:p text:style-name="P2">Autor: Fischer Weltgeschichte</text:p>
        <text:p text:style-name="P2">Sprache: Deutsch</text:p>
        <text:p text:style-name="P2">Schlagwörter: Fischer, Weltgeschichte</text:p>
        <text:p text:style-name="P2"/>
        <text:p text:style-name="P2">Titel: The Arthashastra</text:p>
        <text:p text:style-name="P2">Autor: L. N. Rangarajan</text:p>
        <text:p text:style-name="P2">Sprache: Englisch</text:p>
        <text:p text:style-name="P2"><text:soft-page-break/>Schlagwörter: Arthashastra</text:p>
        <text:p text:style-name="P2"/>
        <text:p text:style-name="P2">Titel: The Decisive Battles of India</text:p>
        <text:p text:style-name="P2">Autor: George Bruce Malleson</text:p>
        <text:p text:style-name="P2">Sprache: Englisch</text:p>
        <text:p text:style-name="P2">Schlagwörter: Indien, Decisive, Battles</text:p>
        <text:p text:style-name="P2"/>
        <text:p text:style-name="P2">Titel: Geschichte Indiens von der Induskultur bis heute</text:p>
        <text:p text:style-name="P2">Autor: Hermann Kulke und Dietmar Rothermund</text:p>
        <text:p text:style-name="P2">Sprache: Deutsch</text:p>
        <text:p text:style-name="P2">Schlagwörter: Geschichte, Indiens, Induskultur</text:p>
        <text:p text:style-name="P2"/>
        <text:p text:style-name="P2">Titel: The Life and Times of the Nawabs of Lucknow</text:p>
        <text:p text:style-name="P2">Autor: Ravi Bhatt</text:p>
        <text:p text:style-name="P2">Sprache: Englisch</text:p>
        <text:p text:style-name="P2">Schlagwörter: Nawabs, Lucknow</text:p>
        <text:p text:style-name="P2"/>
        <text:p text:style-name="P2">Titel: Alexander der Große in Indien</text:p>
        <text:p text:style-name="P2">Autor: Johannes Hahn</text:p>
        <text:p text:style-name="P2">Sprache: Deutsch</text:p>
        <text:p text:style-name="P2">Schlagwörter: Alexander, Große, Indien</text:p>
        <text:p text:style-name="P2"/>
        <text:p text:style-name="P2">Titel: The Fall of the Mughal Empire Volume 1, 2, 3, 4</text:p>
        <text:p text:style-name="P2">Autor: National Museum of Delhi</text:p>
        <text:p text:style-name="P2">Sprache: Englisch</text:p>
        <text:p text:style-name="P2">Schlagwörter: Mughal, Delhi, Museum, Empire, Volume</text:p>
        <text:p text:style-name="P2"><text:soft-page-break/></text:p>
        <text:p text:style-name="P2">Titel: Gazetteer of India</text:p>
        <text:p text:style-name="P2">Autor: Thorton</text:p>
        <text:p text:style-name="P2">Sprache: Englisch</text:p>
        <text:p text:style-name="P2">Schlagwörter: Indien, Gazetteer</text:p>
        <text:p text:style-name="P2"/>
        <text:p text:style-name="P3">Titel: India: A History</text:p>
        <text:p text:style-name="P3">Autor: John Keay</text:p>
        <text:p text:style-name="P3">Sprache: Englisch</text:p>
        <text:p text:style-name="P3">Schlagwörter: Indien, Geschichte, History</text:p>
        <text:p text:style-name="P3"/>
        <text:p text:style-name="P3">Titel: Maharaja</text:p>
        <text:p text:style-name="P3">Autor: Ranjit Singh</text:p>
        <text:p text:style-name="P3">Sprache: Englisch</text:p>
        <text:p text:style-name="P3">Schlagwörter: Maharaja</text:p>
        <text:p text:style-name="P3"/>
        <text:p text:style-name="P3">Titel: The Mughal Strategy of War</text:p>
        <text:p text:style-name="P3">Autor: Abdul Sabahuddin</text:p>
        <text:p text:style-name="P3">Sprache: Englisch</text:p>
        <text:p text:style-name="P3">Schlagwörter: Mughal, Strategy</text:p>
        <text:p text:style-name="P3"/>
        <text:p text:style-name="P3">Titel: Indian History</text:p>
        <text:p text:style-name="P3">Autor: Encyclopaedia Britannica</text:p>
        <text:p text:style-name="P3">Sprache: Englisch</text:p>
        <text:p text:style-name="P3">Schlagwörter: Indien, Geschichte, Indian, History</text:p>
        <text:p text:style-name="P3"/>
        <text:p text:style-name="P3"><text:soft-page-break/>Titel: Delhi Fort: A Guide to the Buildings and Gardens</text:p>
        <text:p text:style-name="P3">Autor: Gordon Sanderson</text:p>
        <text:p text:style-name="P3">Sprache: Englisch</text:p>
        <text:p text:style-name="P3">Schlagwörter: Delhi, Reiseführer, Buildings, Gardens</text:p>
        <text:p text:style-name="P3"/>
        <text:p text:style-name="P3">Titel: The Mogul Emperors of Hindustan</text:p>
        <text:p text:style-name="P3">Autor: Edward S. Holden</text:p>
        <text:p text:style-name="P3">Sprache: Englisch</text:p>
        <text:p text:style-name="P3">Schlagwörter: Hinduismus, Emperors, Hindustan</text:p>
        <text:p text:style-name="P3"/>
        <text:p text:style-name="P3">Titel: Asoka and the Decline of the Mauryas</text:p>
        <text:p text:style-name="P3">Autor: Romila Thapar</text:p>
        <text:p text:style-name="P3">Sprache: Englisch</text:p>
        <text:p text:style-name="P3">Schlagwörter: Decline, Mauryas</text:p>
        <text:p text:style-name="P3"/>
        <text:p text:style-name="P3">Titel: Das Britische Empire</text:p>
        <text:p text:style-name="P3">Autor: Der Spiegel</text:p>
        <text:p text:style-name="P3">Sprache: Deutsch</text:p>
        <text:p text:style-name="P3">Schlagwörter: Britische, Empire</text:p>
        <text:p text:style-name="P3"/>
        <text:p text:style-name="P3">Titel: The Dutch East India Company in India</text:p>
        <text:p text:style-name="P3">Autor: Bauke van der Pol</text:p>
        <text:p text:style-name="P3">Sprache: Englisch</text:p>
        <text:p text:style-name="P3">Schlagwörter: Indien, Company</text:p>
        <text:p text:style-name="P3"/>
        <text:p text:style-name="P3">Titel: The Bhagavad Gita</text:p>
        <text:p text:style-name="P3"><text:soft-page-break/>Autor: Religion</text:p>
        <text:p text:style-name="P3">Sprache: Hindi</text:p>
        <text:p text:style-name="P3">Schlagwörter: Bhagavad Gita</text:p>
        <text:p text:style-name="P3"/>
        <text:p text:style-name="P3">Titel: </text:p>
        <text:p text:style-name="P3">Autor: </text:p>
        <text:p text:style-name="P3">Sprache: Englisch</text:p>
        <text:p text:style-name="P3">Schlagwörter: </text:p>
        <text:p text:style-name="P3"/>
        <text:p text:style-name="P3">Titel: Illustrations of the History and Practices of the Thugs</text:p>
        <text:p text:style-name="P3">Autor: Thornton</text:p>
        <text:p text:style-name="P3">Sprache: Englisch</text:p>
        <text:p text:style-name="P3">Schlagwörter: Thuggee/Kriminalität, Geschichte, Illustrations, History, Practices</text:p>
        <text:p text:style-name="P3"/>
        <text:p text:style-name="P3">Titel: Indian Caste System: A Study</text:p>
        <text:p text:style-name="P3">Autor: Hayavadana Rao</text:p>
        <text:p text:style-name="P3">Sprache: Englisch</text:p>
        <text:p text:style-name="P3">Schlagwörter: Indien, Indian, System</text:p>
        <text:p text:style-name="P3"/>
        <text:p text:style-name="P3">Titel: The Last Mughal</text:p>
        <text:p text:style-name="P3">Autor: William Dalrymple</text:p>
        <text:p text:style-name="P3">Sprache: Englisch</text:p>
        <text:p text:style-name="P3">Schlagwörter: Mughal</text:p>
        <text:p text:style-name="P3"/>
        <text:p text:style-name="P3">Titel: Empire of the Sikhs</text:p>
        <text:p text:style-name="P3">Autor: Maharaja Ranjit Singh</text:p>
        <text:p text:style-name="P3"><text:soft-page-break/>Sprache: Englisch</text:p>
        <text:p text:style-name="P3">Schlagwörter: Sikh, Empire</text:p>
        <text:p text:style-name="P3"/>
        <text:p text:style-name="P3">Titel: Indien von den Anfängen bis zum Kolonialismus</text:p>
        <text:p text:style-name="P3">Autor: R. Thapar, P. Spear</text:p>
        <text:p text:style-name="P3">Sprache: Deutsch</text:p>
        <text:p text:style-name="P3">Schlagwörter: Indien, Anfängen, Kolonialismus</text:p>
        <text:p text:style-name="P3"/>
        <text:p text:style-name="P3">Titel: The Indians: Portrait of a People</text:p>
        <text:p text:style-name="P3">Autor: Sudhir Kakar</text:p>
        <text:p text:style-name="P3">Sprache: Englisch</text:p>
        <text:p text:style-name="P3">Schlagwörter: Indien, Indians, Portrait, People</text:p>
        <text:p text:style-name="P3"/>
        <text:p text:style-name="P3">Titel: The Koh-i-Noor Diamond</text:p>
        <text:p text:style-name="P3">Autor: Iradj Amini</text:p>
        <text:p text:style-name="P3">Sprache: Englisch</text:p>
        <text:p text:style-name="P3">Schlagwörter: Diamond</text:p>
        <text:p text:style-name="P3"/>
        <text:p text:style-name="P3">Titel: Thug: The True Story of India's Murderous Cult</text:p>
        <text:p text:style-name="P3">Autor: Mike Dash</text:p>
        <text:p text:style-name="P3">Sprache: Englisch</text:p>
        <text:p text:style-name="P3">Schlagwörter: Indien, Thuggee/Kriminalität, India's, Murderous</text:p>
        <text:p text:style-name="P3"/>
        <text:p text:style-name="P3">Titel: Confessions of a Thug</text:p>
        <text:p text:style-name="P3">Autor: Meadows Taylor</text:p>
        <text:p text:style-name="P3">Sprache: Englisch</text:p>
        <text:p text:style-name="P3"><text:soft-page-break/>Schlagwörter: Thuggee/Kriminalität, Confessions</text:p>
        <text:p text:style-name="P3"/>
        <text:p text:style-name="P3">Titel: Confessions of a Thug</text:p>
        <text:p text:style-name="P3">Autor: Philip Meadows Taylor</text:p>
        <text:p text:style-name="P3">Sprache: Englisch</text:p>
        <text:p text:style-name="P3">Schlagwörter: Thuggee/Kriminalität, Confessions</text:p>
        <text:p text:style-name="P3"/>
        <text:p text:style-name="P3">Titel: India from Curzon to Nehru and After</text:p>
        <text:p text:style-name="P3">Autor: Durga Das</text:p>
        <text:p text:style-name="P3">Sprache: Englisch</text:p>
        <text:p text:style-name="P3">Schlagwörter: Indien, Curzon</text:p>
        <text:p text:style-name="P3"/>
        <text:p text:style-name="P3">Titel: An Era of Darkness: The British Empire in India</text:p>
        <text:p text:style-name="P3">Autor: Shashi Tharoor</text:p>
        <text:p text:style-name="P3">Sprache: Englisch</text:p>
        <text:p text:style-name="P3">Schlagwörter: Indien, Darkness, British, Empire</text:p>
        <text:p text:style-name="P3"/>
        <text:p text:style-name="P3">Titel: Kamasutra: Die Geheimnisse fernöstlicher Liebeskunst</text:p>
        <text:p text:style-name="P3">Autor: Bassermann</text:p>
        <text:p text:style-name="P3">Sprache: Deutsch</text:p>
        <text:p text:style-name="P3">Schlagwörter: Erotik/Kultur, Kamasutra, Geheimnisse, Fernöstlicher, Liebeskunst</text:p>
        <text:p text:style-name="P2"> </text:p>
        <text:p text:style-name="P3">Titel: A Handbook for Visitors to Lucknow</text:p>
        <text:p text:style-name="P3">Autor: G. Keene</text:p>
        <text:p text:style-name="P3">Sprache: Englisch</text:p>
        <text:p text:style-name="P3">Schlagwörter: Handbook, Visitors, Lucknow</text:p>
        <text:p text:style-name="P3"><text:soft-page-break/></text:p>
        <text:p text:style-name="P3">Titel: Annals and Antiquities of Rajasthan</text:p>
        <text:p text:style-name="P3">Autor: James Tod</text:p>
        <text:p text:style-name="P3">Sprache: Englisch</text:p>
        <text:p text:style-name="P3">Schlagwörter: Annals, Antiquities, Rajasthan</text:p>
        <text:p text:style-name="P3"/>
        <text:p text:style-name="P3">Titel: The Coins of India</text:p>
        <text:p text:style-name="P3">Autor: C. J. Brown</text:p>
        <text:p text:style-name="P3">Sprache: Englisch</text:p>
        <text:p text:style-name="P3">Schlagwörter: Indien, Numismatik</text:p>
        <text:p text:style-name="P3"/>
        <text:p text:style-name="P3">Titel: The Coins of Haidar Ali and Tipu Sultan</text:p>
        <text:p text:style-name="P3">Autor: J. R. Henderson</text:p>
        <text:p text:style-name="P3">Sprache: Englisch</text:p>
        <text:p text:style-name="P3">Schlagwörter: Numismatik, Haidar, Sultan</text:p>
        <text:p text:style-name="P3"/>
        <text:p text:style-name="P3">Titel: Indian Numismatic Studies</text:p>
        <text:p text:style-name="P3">Autor: K. D. Bajpai</text:p>
        <text:p text:style-name="P3">Sprache: Englisch</text:p>
        <text:p text:style-name="P3">Schlagwörter: Indien, Numismatik, Indian, Numismatic, Studies</text:p>
        <text:p text:style-name="P3"/>
        <text:p text:style-name="P3">Titel: The Coins of the Dutch East Indies</text:p>
        <text:p text:style-name="P3">Autor: John Bucknill</text:p>
        <text:p text:style-name="P3">Sprache: Englisch</text:p>
        <text:p text:style-name="P3">Schlagwörter: Indien, Numismatik, Indies</text:p>
        <text:p text:style-name="P3"/>
        <text:p text:style-name="P3"><text:soft-page-break/>Titel: Great Women of India</text:p>
        <text:p text:style-name="P3">Autor: Advaita Ashrama</text:p>
        <text:p text:style-name="P3">Sprache: Englisch</text:p>
        <text:p text:style-name="P3">Schlagwörter: Indien</text:p>
        <text:p text:style-name="P3"/>
        <text:p text:style-name="P3">Titel: The Art of War</text:p>
        <text:p text:style-name="P3">Autor: Sun Tzu</text:p>
        <text:p text:style-name="P3">Sprache: Englisch</text:p>
        <text:p text:style-name="P3">Schlagwörter: </text:p>
        <text:p text:style-name="P3"/>
        <text:p text:style-name="P3">Titel: Islamic Weapons: Maghrib to Mughal</text:p>
        <text:p text:style-name="P3">Autor: Indigo</text:p>
        <text:p text:style-name="P3">Sprache: Englisch</text:p>
        <text:p text:style-name="P3">Schlagwörter: Waffen, Islamic, Weapons, Maghrib</text:p>
        <text:p text:style-name="P3"/>
        <text:p text:style-name="P3">Titel: Precious Indian Weapons and Other Princely Accoutrements</text:p>
        <text:p text:style-name="P3">Autor: Thames and Hudson</text:p>
        <text:p text:style-name="P3">Sprache: Englisch</text:p>
        <text:p text:style-name="P3">Schlagwörter: Indien, Waffen, Precious, Indian, Weapons, Princely</text:p>
        <text:p text:style-name="P3"/>
        <text:p text:style-name="P3">Titel: Catalogue of Edged Arms and Armour in the Salar Jung Museum Hyderabad</text:p>
        <text:p text:style-name="P3">Autor: G. N. Pant</text:p>
        <text:p text:style-name="P3">Sprache: Englisch</text:p>
        <text:p text:style-name="P3">Schlagwörter: Waffen, Rüstung, Museum, Catalogue, Armour, Salar Jung</text:p>
        <text:p text:style-name="P3"/>
        <text:p text:style-name="P3">Titel: Indian and Oriental Arms and Armour</text:p>
        <text:p text:style-name="P3"><text:soft-page-break/>Autor: Lord Egerton of Tatton</text:p>
        <text:p text:style-name="P3">Sprache: Englisch</text:p>
        <text:p text:style-name="P3">Schlagwörter: Indien, Waffen, Rüstung, Indian, Oriental, Armour</text:p>
        <text:p text:style-name="P3"/>
        <text:p text:style-name="P3">Titel: Indian Armours in the National Museum Collection</text:p>
        <text:p text:style-name="P3">Autor: G. N. Pant and K. K. Sharma</text:p>
        <text:p text:style-name="P3">Sprache: Englisch</text:p>
        <text:p text:style-name="P3">Schlagwörter: Indien, Waffen, Rüstung, Museum, Indian, Armours</text:p>
        <text:p text:style-name="P3"/>
        <text:p text:style-name="P3">Titel: Indian Armour in Battle: The First Seventy-Five Years</text:p>
        <text:p text:style-name="P3">Autor: Col. Puneet Tewari</text:p>
        <text:p text:style-name="P3">Sprache: Englisch</text:p>
        <text:p text:style-name="P3">Schlagwörter: Indien, Waffen, Rüstung, Indian, Armour, Battle</text:p>
        <text:p text:style-name="P3"/>
        <text:p text:style-name="P3">Titel: Oriental Armour</text:p>
        <text:p text:style-name="P3">Autor: H. Russell Robinson</text:p>
        <text:p text:style-name="P3">Sprache: Englisch</text:p>
        <text:p text:style-name="P3">Schlagwörter: Waffen, Rüstung, Oriental, Armour</text:p>
        <text:p text:style-name="P3"/>
        <text:p text:style-name="P3">Titel: Arms and Armour: Traditional Weapons of India</text:p>
        <text:p text:style-name="P3">Autor: Jaiwant Paul</text:p>
        <text:p text:style-name="P3">Sprache: Englisch</text:p>
        <text:p text:style-name="P3">Schlagwörter: Indien, Waffen, Rüstung, Armour, Traditional, Weapons</text:p>
        <text:p text:style-name="P3"/>
        <text:p text:style-name="P3">Titel: The Tipu Sultan Collection</text:p>
        <text:p text:style-name="P3">Autor: Sotheby's</text:p>
        <text:p text:style-name="P3"><text:soft-page-break/>Sprache: Englisch</text:p>
        <text:p text:style-name="P3">Schlagwörter: Sultan, Collection</text:p>
        <text:p text:style-name="P3"/>
        <text:p text:style-name="P3">Titel: By My Sword and Shield: Traditional Weapons of the Indian Warrior</text:p>
        <text:p text:style-name="P3">Autor: E. Jaiwant Paul</text:p>
        <text:p text:style-name="P3">Sprache: Englisch</text:p>
        <text:p text:style-name="P3">Schlagwörter: Indien, Waffen, Shield, Traditional, Weapons, Indian</text:p>
        <text:p text:style-name="P3"/>
        <text:p text:style-name="P3">Titel: Where Stones Speak</text:p>
        <text:p text:style-name="P3">Autor: Rana Safvi</text:p>
        <text:p text:style-name="P3">Sprache: Englisch</text:p>
        <text:p text:style-name="P3">Schlagwörter: Stones</text:p>
        <text:p text:style-name="P2"> </text:p>
        <text:p text:style-name="P3">Titel: The Indian Sepoy Soldier of the Raj</text:p>
        <text:p text:style-name="P3">Autor: Col. Ranjit Sengupta</text:p>
        <text:p text:style-name="P3">Sprache: Englisch</text:p>
        <text:p text:style-name="P3">Schlagwörter: Indien, Indian, Sepoy, Soldier</text:p>
        <text:p text:style-name="P3"/>
        <text:p text:style-name="P3">Titel: Museum of Rajasthan</text:p>
        <text:p text:style-name="P3">Autor: Jawahar Kala Kendra</text:p>
        <text:p text:style-name="P3">Sprache: Englisch</text:p>
        <text:p text:style-name="P3">Schlagwörter: Museum, Rajasthan</text:p>
        <text:p text:style-name="P3"/>
        <text:p text:style-name="P3">Titel: The British Indian Army</text:p>
        <text:p text:style-name="P3">Autor: Peter Duckers</text:p>
        <text:p text:style-name="P3">Sprache: Englisch</text:p>
        <text:p text:style-name="P3"><text:soft-page-break/>Schlagwörter: Indien, Waffen, British, Indian</text:p>
        <text:p text:style-name="P3"/>
        <text:p text:style-name="P3">Titel: Tropas de Élite de India y Pakistán</text:p>
        <text:p text:style-name="P3">Autor: Osprey Military</text:p>
        <text:p text:style-name="P3">Sprache: Spanisch</text:p>
        <text:p text:style-name="P3">Schlagwörter: Indien, Tropas, Pakistán</text:p>
        <text:p text:style-name="P3"/>
        <text:p text:style-name="P3">Titel: The Sikh Army 1799-1849</text:p>
        <text:p text:style-name="P3">Autor: Ian Heath</text:p>
        <text:p text:style-name="P3">Sprache: Englisch</text:p>
        <text:p text:style-name="P3">Schlagwörter: Sikh, Waffen</text:p>
        <text:p text:style-name="P3"/>
        <text:p text:style-name="P3">Titel: British Military Rifles</text:p>
        <text:p text:style-name="P3">Autor: Peter Duckers</text:p>
        <text:p text:style-name="P3">Sprache: Englisch</text:p>
        <text:p text:style-name="P3">Schlagwörter: British, Military, Rifles</text:p>
        <text:p text:style-name="P3"/>
        <text:p text:style-name="P3">Titel: The Indian Mutiny</text:p>
        <text:p text:style-name="P3">Autor: Christopher Wilkinson-Latham</text:p>
        <text:p text:style-name="P3">Sprache: Englisch</text:p>
        <text:p text:style-name="P3">Schlagwörter: Indien, Indian, Mutiny</text:p>
        <text:p text:style-name="P3"/>
        <text:p text:style-name="P3">Titel: "If I Die Here, Who Will Remember Us": India and the First World War</text:p>
        <text:p text:style-name="P3">Autor: Vedica Kant</text:p>
        <text:p text:style-name="P3">Sprache: Englisch</text:p>
        <text:p text:style-name="P3">Schlagwörter: Indien, Weltkrieg, Remember</text:p>
        <text:p text:style-name="P3"><text:soft-page-break/></text:p>
        <text:p text:style-name="P3">Titel: The Theft of India: The European Conquest of India 1498-1765</text:p>
        <text:p text:style-name="P3">Autor: Roy Moxham</text:p>
        <text:p text:style-name="P3">Sprache: Englisch</text:p>
        <text:p text:style-name="P3">Schlagwörter: Indien, European, Conquest</text:p>
        <text:p text:style-name="P3"/>
        <text:p text:style-name="P3">Titel: The Indian Army: Its Contribution to the Development of a Nation</text:p>
        <text:p text:style-name="P3">Autor: Stephen P. Cohen</text:p>
        <text:p text:style-name="P3">Sprache: Englisch</text:p>
        <text:p text:style-name="P3">Schlagwörter: Indien, Waffen, Indian, Contribution, Development, Nation</text:p>
        <text:p text:style-name="P3"/>
        <text:p text:style-name="P3">Titel: Jallianwala Bagh, 1919: The Real Story</text:p>
        <text:p text:style-name="P3">Autor: Kishwar Desai</text:p>
        <text:p text:style-name="P3">Sprache: Englisch</text:p>
        <text:p text:style-name="P3">Schlagwörter: Jallianwala</text:p>
        <text:p text:style-name="P3"/>
        <text:p text:style-name="P3">Titel: Delhi Top Heritage: Top 10 Baolis</text:p>
        <text:p text:style-name="P3">Autor: Vikramjit Singh Rooprai</text:p>
        <text:p text:style-name="P3">Sprache: Englisch</text:p>
        <text:p text:style-name="P3">Schlagwörter: Delhi, Heritage, Baolis</text:p>
        <text:p text:style-name="P3"/>
        <text:p text:style-name="P3">Titel: The Rani of Jhansi</text:p>
        <text:p text:style-name="P3">Autor: D. V. Tahmankar</text:p>
        <text:p text:style-name="P3">Sprache: Englisch</text:p>
        <text:p text:style-name="P3">Schlagwörter: Jhansi</text:p>
        <text:p text:style-name="P3"/>
        <text:p text:style-name="P3"><text:soft-page-break/>Titel: Aurangzeb: The Man and the Myth</text:p>
        <text:p text:style-name="P3">Autor: Audrey Truschke</text:p>
        <text:p text:style-name="P3">Sprache: Englisch</text:p>
        <text:p text:style-name="P3">Schlagwörter: Aurangzeb</text:p>
        <text:p text:style-name="P3"/>
        <text:p text:style-name="P3">Titel: The Life and Times of the Nawabs of Lucknow</text:p>
        <text:p text:style-name="P3">Autor: Ravi Bhatt</text:p>
        <text:p text:style-name="P3">Sprache: Englisch</text:p>
        <text:p text:style-name="P3">Schlagwörter: Nawabs, Lucknow</text:p>
        <text:p text:style-name="P3"/>
        <text:p text:style-name="P3">Titel: A Survey of Kerala History</text:p>
        <text:p text:style-name="P3">Autor: A. Sreedhara Menon</text:p>
        <text:p text:style-name="P3">Sprache: Englisch</text:p>
        <text:p text:style-name="P3">Schlagwörter: Geschichte, Survey, Kerala, History</text:p>
        <text:p text:style-name="P2"> </text:p>
        <text:p text:style-name="P3">Titel: Rajasthan: Das Indien der Maharadschas</text:p>
        <text:p text:style-name="P3">Autor: Amina Okada</text:p>
        <text:p text:style-name="P3">Sprache: Deutsch</text:p>
        <text:p text:style-name="P3">Schlagwörter: Rajasthan, Indien, Maharadschas</text:p>
        <text:p text:style-name="P3"/>
        <text:p text:style-name="P3">Titel: Indien Interieurs</text:p>
        <text:p text:style-name="P3">Autor: Angelika Taschen</text:p>
        <text:p text:style-name="P3">Sprache: Deutsch</text:p>
        <text:p text:style-name="P3">Schlagwörter: Indien, Interieurs</text:p>
        <text:p text:style-name="P3"/>
        <text:p text:style-name="P3">Titel: Forts and Palaces of India</text:p>
        <text:p text:style-name="P3"><text:soft-page-break/>Autor: Bindu Manchanda</text:p>
        <text:p text:style-name="P3">Sprache: Englisch</text:p>
        <text:p text:style-name="P3">Schlagwörter: Indien, Palaces</text:p>
        <text:p text:style-name="P3"/>
        <text:p text:style-name="P3">Titel: This Is India</text:p>
        <text:p text:style-name="P3">Autor: Shobita Punja</text:p>
        <text:p text:style-name="P3">Sprache: Englisch</text:p>
        <text:p text:style-name="P3">Schlagwörter: Indien</text:p>
        <text:p text:style-name="P3"/>
        <text:p text:style-name="P3">Titel: History of Medieval India: Sultanate Period and Mughal Period</text:p>
        <text:p text:style-name="P3">Autor: V. D. Mahajan</text:p>
        <text:p text:style-name="P3">Sprache: Englisch</text:p>
        <text:p text:style-name="P3">Schlagwörter: Indien, Mughal, Geschichte, History, Medieval, Sultanate</text:p>
        <text:p text:style-name="P3"/>
        <text:p text:style-name="P3">Titel: Culture Shock India</text:p>
        <text:p text:style-name="P3">Autor: Gitanjali Kolanad</text:p>
        <text:p text:style-name="P3">Sprache: Englisch</text:p>
        <text:p text:style-name="P3">Schlagwörter: Indien, Culture</text:p>
        <text:p text:style-name="P3"/>
        <text:p text:style-name="P3">Titel: Zeit für Indien: 30 Traumziele zum Wohlfühlen</text:p>
        <text:p text:style-name="P3">Autor: Bucher</text:p>
        <text:p text:style-name="P3">Sprache: Deutsch</text:p>
        <text:p text:style-name="P3">Schlagwörter: Indien, Traumziele, Wohlfühlen</text:p>
        <text:p text:style-name="P3"/>
        <text:p text:style-name="P3">Titel: Indien: Götter und Kosmos - Karma und Erleuchtung - Meditation und Yoga</text:p>
        <text:p text:style-name="P3">Autor: Richard Waterstone</text:p>
        <text:p text:style-name="P3"><text:soft-page-break/>Sprache: Deutsch</text:p>
        <text:p text:style-name="P3">Schlagwörter: Indien, Götter, Kosmos, Erleuchtung, Meditation</text:p>
        <text:p text:style-name="P3"/>
        <text:p text:style-name="P3">Titel: The Far Pavilions</text:p>
        <text:p text:style-name="P3">Autor: M. M. Kaye</text:p>
        <text:p text:style-name="P3">Sprache: Englisch</text:p>
        <text:p text:style-name="P3">Schlagwörter: Pavilions</text:p>
        <text:p text:style-name="P3"/>
        <text:p text:style-name="P3">Titel: Vanamali Gunturu: Hinduismus</text:p>
        <text:p text:style-name="P3">Autor: Diederichs</text:p>
        <text:p text:style-name="P3">Sprache: Deutsch</text:p>
        <text:p text:style-name="P3">Schlagwörter: Hinduismus, Vanamali, Gunturu</text:p>
        <text:p text:style-name="P3"/>
        <text:p text:style-name="P3">Titel: Aum Pranayama: Its Philosophy and Practice</text:p>
        <text:p text:style-name="P3">Autor: Swami Ramdevji Maharaj</text:p>
        <text:p text:style-name="P3">Sprache: Englisch</text:p>
        <text:p text:style-name="P3">Schlagwörter: Pranayama, Philosophy, Practice</text:p>
        <text:p text:style-name="P3"/>
        <text:p text:style-name="P3">Titel: Salman Rushdie: Des Mauren letzter Seufzer (Roman)</text:p>
        <text:p text:style-name="P3">Autor: Gisela Stege</text:p>
        <text:p text:style-name="P3">Sprache: Deutsch</text:p>
        <text:p text:style-name="P3">Schlagwörter: Salman, Rushdie, Mauren, Letzter, Seufzer</text:p>
        <text:p text:style-name="P3"/>
        <text:p text:style-name="P3">Titel: Aus Indien</text:p>
        <text:p text:style-name="P3">Autor: Sev. Moti S.J.</text:p>
        <text:p text:style-name="P3">Sprache: Deutsch</text:p>
        <text:p text:style-name="P3"><text:soft-page-break/>Schlagwörter: Indien</text:p>
        <text:p text:style-name="P3"/>
        <text:p text:style-name="P3">Titel: Im Auftrag des Syndikats</text:p>
        <text:p text:style-name="P3">Autor: Berkely Mather</text:p>
        <text:p text:style-name="P3">Sprache: Deutsch</text:p>
        <text:p text:style-name="P3">Schlagwörter: Auftrag, Syndikats</text:p>
        <text:p text:style-name="P3"/>
        <text:p text:style-name="P3">Titel: Die Gärten der Liebe: Erotische Geschichten aus Indien</text:p>
        <text:p text:style-name="P3">Autor: Roland Beer</text:p>
        <text:p text:style-name="P3">Sprache: Deutsch</text:p>
        <text:p text:style-name="P3">Schlagwörter: Gärten, Erotische, Geschichten, Indien</text:p>
        <text:p text:style-name="P3"/>
        <text:p text:style-name="P3">Titel: Book of Hindu Names</text:p>
        <text:p text:style-name="P3">Autor: Maneka Gandhi</text:p>
        <text:p text:style-name="P3">Sprache: Englisch</text:p>
        <text:p text:style-name="P3">Schlagwörter: Hinduismus</text:p>
        <text:p text:style-name="P3"/>
        <text:p text:style-name="P3">Titel: The Holy Cow and Other Indian Stories</text:p>
        <text:p text:style-name="P3">Autor: Tarun Chopra</text:p>
        <text:p text:style-name="P3">Sprache: Englisch</text:p>
        <text:p text:style-name="P3">Schlagwörter: Stories</text:p>
        <text:p text:style-name="P3"/>
        <text:p text:style-name="P3">Titel: Hinduismus erleben</text:p>
        <text:p text:style-name="P3">Autor: Rainer Krack</text:p>
        <text:p text:style-name="P3">Sprache: Deutsch</text:p>
        <text:p text:style-name="P3">Schlagwörter: Hinduismus, Erleben</text:p>
        <text:p text:style-name="P3"><text:soft-page-break/></text:p>
        <text:p text:style-name="P3">Titel: What Happens to Gods and Demons</text:p>
        <text:p text:style-name="P3">Autor: H. N. Verma and Amrit Verma</text:p>
        <text:p text:style-name="P3">Sprache: Englisch</text:p>
        <text:p text:style-name="P3">Schlagwörter: Happens, Demons</text:p>
        <text:p text:style-name="P3"/>
        <text:p text:style-name="P3">Titel: A Passage to India</text:p>
        <text:p text:style-name="P3">Autor: E. M. Forster</text:p>
        <text:p text:style-name="P3">Sprache: Englisch</text:p>
        <text:p text:style-name="P3">Schlagwörter: Indien, Passage</text:p>
        <text:p text:style-name="P3"/>
        <text:p text:style-name="P3">Titel: Wer den Weg der Wahrheit geht, stolpert nicht</text:p>
        <text:p text:style-name="P3">Autor: Mahatma Gandhi</text:p>
        <text:p text:style-name="P3">Sprache: Deutsch</text:p>
        <text:p text:style-name="P3">Schlagwörter: Wahrheit, Stolpert</text:p>
        <text:p text:style-name="P3"/>
        <text:p text:style-name="P3">Titel: The Anarchy: The East India Company, Corporate Violence and the Pillage of an Empire</text:p>
        <text:p text:style-name="P3">Autor: William Dalrymple</text:p>
        <text:p text:style-name="P3">Sprache: Englisch</text:p>
        <text:p text:style-name="P3">Schlagwörter: Indien, Anarchy, Company, Corporate, Violence, Pillage</text:p>
        <text:p text:style-name="P3"/>
        <text:p text:style-name="P3">Titel: Themes in Indian History: The Mughal State 1526-1750</text:p>
        <text:p text:style-name="P3">Autor: Oxford India Paperbacks</text:p>
        <text:p text:style-name="P3">Sprache: Englisch</text:p>
        <text:p text:style-name="P3">Schlagwörter: Indien, Mughal, Geschichte, Themes, Indian, History</text:p>
        <text:p text:style-name="P2"> </text:p>
        <text:p text:style-name="P3"><text:soft-page-break/>Titel: Ancient India: New Research</text:p>
        <text:p text:style-name="P3">Autor: Upinder Singh and Nayanjot Lahiri</text:p>
        <text:p text:style-name="P3">Sprache: Englisch</text:p>
        <text:p text:style-name="P3">Schlagwörter: Indien, Ancient, Research</text:p>
        <text:p text:style-name="P3"/>
        <text:p text:style-name="P3">Titel: Weekend Breaks from Hyderabad</text:p>
        <text:p text:style-name="P3">Autor: Outlook Traveller</text:p>
        <text:p text:style-name="P3">Sprache: Englisch</text:p>
        <text:p text:style-name="P3">Schlagwörter: Weekend, Breaks, Hyderabad</text:p>
        <text:p text:style-name="P3"/>
        <text:p text:style-name="P3">Titel: Kautilya: The Arthashastra</text:p>
        <text:p text:style-name="P3">Autor: Penguin Classics</text:p>
        <text:p text:style-name="P3">Sprache: Englisch</text:p>
        <text:p text:style-name="P3">Schlagwörter: Kautilya, Arthashastra</text:p>
        <text:p text:style-name="P3"/>
        <text:p text:style-name="P3">Titel: Lucknow: Delhi - A Thousand Years of Building</text:p>
        <text:p text:style-name="P3">Autor: Lotus Roli</text:p>
        <text:p text:style-name="P3">Sprache: Englisch</text:p>
        <text:p text:style-name="P3">Schlagwörter: Delhi, Thousand, Building</text:p>
        <text:p text:style-name="P3"/>
        <text:p text:style-name="P3">Titel: Footprint 1st Edition: Rajasthan and Gujarat Handbook</text:p>
        <text:p text:style-name="P3">Autor: Robert and Roma Bradnock</text:p>
        <text:p text:style-name="P3">Sprache: Englisch</text:p>
        <text:p text:style-name="P3">Schlagwörter: Footprint, Edition, Rajasthan, Gujarat, Handbook</text:p>
        <text:p text:style-name="P3"/>
        <text:p text:style-name="P3">Titel: India: The Bestselling Guide to the Subcontinent</text:p>
        <text:p text:style-name="P3"><text:soft-page-break/>Autor: Lonely Planet</text:p>
        <text:p text:style-name="P3">Sprache: Englisch</text:p>
        <text:p text:style-name="P3">Schlagwörter: Indien, Reiseführer, Bestselling, Subcontinent</text:p>
        <text:p text:style-name="P3"/>
        <text:p text:style-name="P3">Titel: Kerala</text:p>
        <text:p text:style-name="P3">Autor: Lonely Planet</text:p>
        <text:p text:style-name="P3">Sprache: Englisch</text:p>
        <text:p text:style-name="P3">Schlagwörter: Kerala</text:p>
        <text:p text:style-name="P3"/>
        <text:p text:style-name="P3">Titel: Indian Geography: A Historical Perspective</text:p>
        <text:p text:style-name="P3">Autor: P. L. Madan</text:p>
        <text:p text:style-name="P3">Sprache: Englisch</text:p>
        <text:p text:style-name="P3">Schlagwörter: Indien, Indian, Geography, Historical, Perspective</text:p>
        <text:p text:style-name="P3"/>
        <text:p text:style-name="P3">Titel: Elephanta</text:p>
        <text:p text:style-name="P3">Autor: George Michell</text:p>
        <text:p text:style-name="P3">Sprache: Englisch</text:p>
        <text:p text:style-name="P3">Schlagwörter: Elephanta</text:p>
        <text:p text:style-name="P3"/>
        <text:p text:style-name="P3">Titel: Footprint 11th India</text:p>
        <text:p text:style-name="P3">Autor: Robert and Roma Bradnock</text:p>
        <text:p text:style-name="P3">Sprache: Englisch</text:p>
        <text:p text:style-name="P3">Schlagwörter: Indien, Footprint</text:p>
        <text:p text:style-name="P3"/>
        <text:p text:style-name="P3">Titel: Footprint 13th Edition India</text:p>
        <text:p text:style-name="P3">Autor: Robert and Roma Bradnock</text:p>
        <text:p text:style-name="P3"><text:soft-page-break/>Sprache: Englisch</text:p>
        <text:p text:style-name="P3">Schlagwörter: Indien, Footprint, Edition</text:p>
        <text:p text:style-name="P3"/>
        <text:p text:style-name="P3">Titel: A Field Guide to Indian Mammals</text:p>
        <text:p text:style-name="P3">Autor: Vivek Menon</text:p>
        <text:p text:style-name="P3">Sprache: Englisch</text:p>
        <text:p text:style-name="P3">Schlagwörter: Indien, Reiseführer, Indian, Mammals</text:p>
        <text:p text:style-name="P3"/>
        <text:p text:style-name="P3">Titel: Die Geschichte Mallorcas</text:p>
        <text:p text:style-name="P3">Autor: Thomas Freller</text:p>
        <text:p text:style-name="P3">Sprache: Deutsch</text:p>
        <text:p text:style-name="P3">Schlagwörter: Geschichte, Mallorcas</text:p>
        <text:p text:style-name="P3"/>
        <text:p text:style-name="P3">Titel: The First Punjab War</text:p>
        <text:p text:style-name="P3">Autor: Shah Mohammed's Jangnamah</text:p>
        <text:p text:style-name="P3">Sprache: Englisch</text:p>
        <text:p text:style-name="P3">Schlagwörter: Punjab</text:p>
        <text:p text:style-name="P3"/>
        <text:p text:style-name="P3">Titel: 4000 Jahre Pfahlbauten</text:p>
        <text:p text:style-name="P3">Autor: Thorbecke</text:p>
        <text:p text:style-name="P3">Sprache: Deutsch</text:p>
        <text:p text:style-name="P3">Schlagwörter: Pfahlbauten</text:p>
        <text:p text:style-name="P3"/>
        <text:p text:style-name="P3">Titel: South India: Temple Towns and Tropical Beaches</text:p>
        <text:p text:style-name="P3">Autor: Lonely Planet</text:p>
        <text:p text:style-name="P3">Sprache: Englisch</text:p>
        <text:p text:style-name="P3"><text:soft-page-break/>Schlagwörter: Indien, Tempel/Architektur, Temple, Tropical, Beaches</text:p>
        <text:p text:style-name="P3"/>
        <text:p text:style-name="P3">Titel: India 2004</text:p>
        <text:p text:style-name="P3">Autor: Observer Statistical Handbook</text:p>
        <text:p text:style-name="P3">Sprache: Englisch</text:p>
        <text:p text:style-name="P3">Schlagwörter: Indien</text:p>
        <text:p text:style-name="P3"/>
        <text:p text:style-name="P3">Titel: Monuments and Sights in Haryana</text:p>
        <text:p text:style-name="P3">Autor: Archaeological Survey of India</text:p>
        <text:p text:style-name="P3">Sprache: Englisch</text:p>
        <text:p text:style-name="P3">Schlagwörter: Indien, Monuments, Sights, Haryana</text:p>
        <text:p text:style-name="P3"/>
        <text:p text:style-name="P3">Titel: Delhi and Its Neighbourhood</text:p>
        <text:p text:style-name="P3">Autor: Archaeological Survey of India</text:p>
        <text:p text:style-name="P3">Sprache: Englisch</text:p>
        <text:p text:style-name="P3">Schlagwörter: Indien, Delhi, Neighbourhood</text:p>
        <text:p text:style-name="P3"/>
        <text:p text:style-name="P3">Titel: Qutb Minar and Adjoining Monuments</text:p>
        <text:p text:style-name="P3">Autor: Archaeological Survey of India</text:p>
        <text:p text:style-name="P3">Sprache: Englisch</text:p>
        <text:p text:style-name="P3">Schlagwörter: Indien, Adjoining, Monuments</text:p>
        <text:p text:style-name="P3"/>
        <text:p text:style-name="P3">Titel: Temples of India</text:p>
        <text:p text:style-name="P3">Autor: Salim Pushpanath</text:p>
        <text:p text:style-name="P3">Sprache: Englisch</text:p>
        <text:p text:style-name="P3">Schlagwörter: Indien, Tempel/Architektur, Temples</text:p>
        <text:p text:style-name="P3"><text:soft-page-break/></text:p>
        <text:p text:style-name="P3">Titel: Dreamlands Atlas of India</text:p>
        <text:p text:style-name="P3">Autor: Dreamland</text:p>
        <text:p text:style-name="P3">Sprache: Englisch</text:p>
        <text:p text:style-name="P3">Schlagwörter: Indien, Dreamlands</text:p>
        <text:p text:style-name="P3"/>
        <text:p text:style-name="P3">Titel: Enigmas de la Arqueología Balear</text:p>
        <text:p text:style-name="P3">Autor: Javier Aramburu-Zabala</text:p>
        <text:p text:style-name="P3">Sprache: Spanisch</text:p>
        <text:p text:style-name="P3">Schlagwörter: Enigmas, Arqueología, Balear</text:p>
        <text:p text:style-name="P3"/>
        <text:p text:style-name="P3">Titel: Der Hexenhammer</text:p>
        <text:p text:style-name="P3">Autor: Heinrich Kramer</text:p>
        <text:p text:style-name="P3">Sprache: Deutsch</text:p>
        <text:p text:style-name="P3">Schlagwörter: Hexenhammer</text:p>
        <text:p text:style-name="P3"/>
        <text:p text:style-name="P3">Titel: The Armies of India</text:p>
        <text:p text:style-name="P3">Autor: G. F. MacMunn</text:p>
        <text:p text:style-name="P3">Sprache: Englisch</text:p>
        <text:p text:style-name="P3">Schlagwörter: Indien, Waffen, Militärgeschichte, Armies</text:p>
        <text:p text:style-name="P3"/>
        <text:p text:style-name="P3">Titel: Ancient Delhi - Second Edition</text:p>
        <text:p text:style-name="P3">Autor: Upinder Singh</text:p>
        <text:p text:style-name="P3">Sprache: Englisch</text:p>
        <text:p text:style-name="P3">Schlagwörter: Delhi, Ancient, Second, Edition</text:p>
        <text:p text:style-name="P3"/>
        <text:p text:style-name="P3"><text:soft-page-break/>Titel: 15.000 Jahre Mord und Totschlag: Anthropologen auf der Spur spektakulärer Verbrechen</text:p>
        <text:p text:style-name="P3">Autor: Joachim Wahl</text:p>
        <text:p text:style-name="P3">Sprache: Deutsch</text:p>
        <text:p text:style-name="P3">Schlagwörter: Totschlag, Anthropologen, Spektakulärer, Verbrechen</text:p>
        <text:p text:style-name="P3"/>
        <text:p text:style-name="P3">Titel: Denkmalpflege und Archäologie im Kanton St. Gallen 2004-2008</text:p>
        <text:p text:style-name="P3">Autor: Amt für Kultur des Kantons St. Gallen</text:p>
        <text:p text:style-name="P3">Sprache: Deutsch</text:p>
        <text:p text:style-name="P3">Schlagwörter: Denkmalpflege, Archäologie, Kanton, Gallen</text:p>
        <text:p text:style-name="P2"> </text:p>
        <text:p text:style-name="P3">Titel: Ritter und Rüstungen</text:p>
        <text:p text:style-name="P3">Autor: Terence Wise</text:p>
        <text:p text:style-name="P3">Sprache: Deutsch</text:p>
        <text:p text:style-name="P3">Schlagwörter: Ritter, Rüstungen</text:p>
        <text:p text:style-name="P3"/>
        <text:p text:style-name="P3">Titel: British Iron Heavy Ordnance</text:p>
        <text:p text:style-name="P3">Autor: Ken Trotman</text:p>
        <text:p text:style-name="P3">Sprache: Englisch</text:p>
        <text:p text:style-name="P3">Schlagwörter: British, Ordnance</text:p>
        <text:p text:style-name="P3"/>
        <text:p text:style-name="P3">Titel: </text:p>
        <text:p text:style-name="P3">Autor: </text:p>
        <text:p text:style-name="P3">Sprache: Englisch</text:p>
        <text:p text:style-name="P3">Schlagwörter: </text:p>
        <text:p text:style-name="P3"/>
        <text:p text:style-name="P3">Titel: Keith Dowen</text:p>
        <text:p text:style-name="P3"><text:soft-page-break/>Autor: Keith Dowen</text:p>
        <text:p text:style-name="P3">Sprache: Englisch</text:p>
        <text:p text:style-name="P3">Schlagwörter: </text:p>
        <text:p text:style-name="P3"/>
        <text:p text:style-name="P3">Titel: Old Delhi: 10 Easy Walks</text:p>
        <text:p text:style-name="P3">Autor: Gaynor Barton</text:p>
        <text:p text:style-name="P3">Sprache: Englisch</text:p>
        <text:p text:style-name="P3">Schlagwörter: Delhi</text:p>
        <text:p text:style-name="P3"/>
        <text:p text:style-name="P3">Titel: Das Strafrecht des Sachsenspiegels</text:p>
        <text:p text:style-name="P3">Autor: Viktor Friese</text:p>
        <text:p text:style-name="P3">Sprache: Deutsch</text:p>
        <text:p text:style-name="P3">Schlagwörter: Strafrecht, Sachsenspiegel</text:p>
        <text:p text:style-name="P3"/>
        <text:p text:style-name="P3">Titel: A Mediterranean Emporium: The Catalan Kingdom of Majorca</text:p>
        <text:p text:style-name="P3">Autor: David Abulafia</text:p>
        <text:p text:style-name="P3">Sprache: Englisch</text:p>
        <text:p text:style-name="P3">Schlagwörter: Mediterranean, Emporium, Catalan, Kingdom, Majorca</text:p>
        <text:p text:style-name="P3"/>
        <text:p text:style-name="P3">Titel: </text:p>
        <text:p text:style-name="P3">Autor: </text:p>
        <text:p text:style-name="P3">Sprache: Hindi</text:p>
        <text:p text:style-name="P3">Schlagwörter: </text:p>
        <text:p text:style-name="P3"/>
        <text:p text:style-name="P3">Titel: Kauderwelsch Band 17</text:p>
        <text:p text:style-name="P3">Autor: Kauderwelsch Band 17</text:p>
        <text:p text:style-name="P3"><text:soft-page-break/>Sprache: Deutsch</text:p>
        <text:p text:style-name="P3">Schlagwörter: Kauderwelsch</text:p>
        <text:p text:style-name="P3"/>
        <text:p text:style-name="P3">Titel: </text:p>
        <text:p text:style-name="P3">Autor: </text:p>
        <text:p text:style-name="P3">Sprache: Hindi</text:p>
        <text:p text:style-name="P3">Schlagwörter: </text:p>
        <text:p text:style-name="P3"/>
        <text:p text:style-name="P3">Titel: Language Guide</text:p>
        <text:p text:style-name="P3">Autor: Language Guide</text:p>
        <text:p text:style-name="P3">Sprache: Englisch</text:p>
        <text:p text:style-name="P3">Schlagwörter: Reiseführer, Language</text:p>
        <text:p text:style-name="P3"/>
        <text:p text:style-name="P3">Titel: Museums of India - Second Edition</text:p>
        <text:p text:style-name="P3">Autor: Shobita Punja</text:p>
        <text:p text:style-name="P3">Sprache: Englisch</text:p>
        <text:p text:style-name="P3">Schlagwörter: Indien, Museum, Museums, Second, Edition</text:p>
        <text:p text:style-name="P3"/>
        <text:p text:style-name="P3">Titel: Die Geschichte des Dritten Reiches</text:p>
        <text:p text:style-name="P3">Autor: Joachim C. Fest</text:p>
        <text:p text:style-name="P3">Sprache: Deutsch</text:p>
        <text:p text:style-name="P3">Schlagwörter: Geschichte, Dritten, Reiches</text:p>
        <text:p text:style-name="P3"/>
        <text:p text:style-name="P3">Titel: Europa im Krieg 1939-1945: Kollaboration und Widerstand</text:p>
        <text:p text:style-name="P3">Autor: Werner Rings</text:p>
        <text:p text:style-name="P3">Sprache: Deutsch</text:p>
        <text:p text:style-name="P3"><text:soft-page-break/>Schlagwörter: Europa, Kollaboration, Widerstand</text:p>
        <text:p text:style-name="P3"/>
        <text:p text:style-name="P3">Titel: Vom Sonderbund zum Bundesstaat: Krise und Erneuerung 1798-1848 im Spiegel der NZZ</text:p>
        <text:p text:style-name="P3">Autor: Thomas Maissen</text:p>
        <text:p text:style-name="P3">Sprache: Deutsch</text:p>
        <text:p text:style-name="P3">Schlagwörter: Sonderbund, Bundesstaat, Krise, Erneuerung, Spiegel</text:p>
        <text:p text:style-name="P3"/>
        <text:p text:style-name="P3">Titel: French Army Museum: Contemporary Department 1871-1945</text:p>
        <text:p text:style-name="P3">Autor: Artlys</text:p>
        <text:p text:style-name="P3">Sprache: Englisch</text:p>
        <text:p text:style-name="P3">Schlagwörter: Waffen, Museum, French, Contemporary, Department</text:p>
        <text:p text:style-name="P3"/>
        <text:p text:style-name="P3">Titel: Arms and Armour from St. Louis to Louis XIII</text:p>
        <text:p text:style-name="P3">Autor: Treasures of the Historic Collection; Musée de l'Armée</text:p>
        <text:p text:style-name="P3">Sprache: Englisch</text:p>
        <text:p text:style-name="P3">Schlagwörter: Waffen, Rüstung, Armour</text:p>
        <text:p text:style-name="P3"/>
        <text:p text:style-name="P3">Titel: The Invalides</text:p>
        <text:p text:style-name="P3">Autor: The Army Museum - The Tomb of Napoleon</text:p>
        <text:p text:style-name="P3">Sprache: Englisch</text:p>
        <text:p text:style-name="P3">Schlagwörter: Waffen, Napoleon, Museum, Invalides</text:p>
        <text:p text:style-name="P3"/>
        <text:p text:style-name="P3">Titel: National Museum of the Châteaux de Malmaison et de Bois-Préau</text:p>
        <text:p text:style-name="P3">Autor: Museum Guide</text:p>
        <text:p text:style-name="P3">Sprache: Englisch</text:p>
        <text:p text:style-name="P3">Schlagwörter: Reiseführer, Museum, National, Malmaison</text:p>
        <text:p text:style-name="P3"><text:soft-page-break/></text:p>
        <text:p text:style-name="P3">Titel: 1812: Napoleons Feldzug in Russland</text:p>
        <text:p text:style-name="P3">Autor: C. H. Beck</text:p>
        <text:p text:style-name="P3">Sprache: Deutsch</text:p>
        <text:p text:style-name="P3">Schlagwörter: Napoleon, Napoleons, Feldzug, Russland</text:p>
        <text:p text:style-name="P3"/>
        <text:p text:style-name="P3">Titel: Formen des Krieges 1600-1815</text:p>
        <text:p text:style-name="P3">Autor: Bayerischen Armeemuseum</text:p>
        <text:p text:style-name="P3">Sprache: Deutsch</text:p>
        <text:p text:style-name="P3">Schlagwörter: Waffen, Museum, Formen, Krieges</text:p>
        <text:p text:style-name="P3"/>
        <text:p text:style-name="P3">Titel: Salvador de Madariaga: Kolumbus</text:p>
        <text:p text:style-name="P3">Autor: Scherz</text:p>
        <text:p text:style-name="P3">Sprache: Deutsch</text:p>
        <text:p text:style-name="P3">Schlagwörter: Salvador, Madariaga, Kolumbus</text:p>
        <text:p text:style-name="P3"/>
        <text:p text:style-name="P3">Titel: Der Kampf ums Paradies: Eine islamische Geschichte der Kreuzzüge</text:p>
        <text:p text:style-name="P3">Autor: Paul M. Cobb</text:p>
        <text:p text:style-name="P3">Sprache: Deutsch</text:p>
        <text:p text:style-name="P3">Schlagwörter: Paradies, Islamische, Geschichte, Kreuzzüge</text:p>
        <text:p text:style-name="P3"/>
        <text:p text:style-name="P3">Titel: Rifles</text:p>
        <text:p text:style-name="P3">Autor: Jim Supica and Doug Wicklund</text:p>
        <text:p text:style-name="P3">Sprache: Englisch</text:p>
        <text:p text:style-name="P3">Schlagwörter: Rifles</text:p>
        <text:p text:style-name="P3"/>
        <text:p text:style-name="P3"><text:soft-page-break/>Titel: The Complete World Encyclopedia of Knives, Swords, Spears and Daggers</text:p>
        <text:p text:style-name="P3">Autor: Hermes House</text:p>
        <text:p text:style-name="P3">Sprache: Englisch</text:p>
        <text:p text:style-name="P3">Schlagwörter: Complete, Encyclopedia, Knives, Swords, Spears, Daggers</text:p>
        <text:p text:style-name="P3"/>
        <text:p text:style-name="P3">Titel: Atlas Ilustrado de Armas Blancas</text:p>
        <text:p text:style-name="P3">Autor: Susaeta</text:p>
        <text:p text:style-name="P3">Sprache: Spanisch</text:p>
        <text:p text:style-name="P3">Schlagwörter: Waffen, Ilustrado, Blancas</text:p>
        <text:p text:style-name="P3"/>
        <text:p text:style-name="P3">Titel: Atlas Ilustrado de la Guardia Civil</text:p>
        <text:p text:style-name="P3">Autor: Susaeta</text:p>
        <text:p text:style-name="P3">Sprache: Spanisch</text:p>
        <text:p text:style-name="P3">Schlagwörter: Ilustrado, Guardia</text:p>
        <text:p text:style-name="P3"/>
        <text:p text:style-name="P3">Titel: Atlas Ilustrado de Armas de Fuego</text:p>
        <text:p text:style-name="P3">Autor: Susaeta</text:p>
        <text:p text:style-name="P3">Sprache: Spanisch</text:p>
        <text:p text:style-name="P3">Schlagwörter: Waffen, Ilustrado</text:p>
        <text:p text:style-name="P3"/>
        <text:p text:style-name="P3">Titel: Antique Weapons for Pleasure and Investment</text:p>
        <text:p text:style-name="P3">Autor: Richard Akehurst</text:p>
        <text:p text:style-name="P3">Sprache: Englisch</text:p>
        <text:p text:style-name="P3">Schlagwörter: Waffen, Antique, Weapons, Pleasure, Investment</text:p>
        <text:p text:style-name="P3"/>
        <text:p text:style-name="P3">Titel: The Complete Encyclopedia of Guns</text:p>
        <text:p text:style-name="P3"><text:soft-page-break/>Autor: Hermes House</text:p>
        <text:p text:style-name="P3">Sprache: Englisch</text:p>
        <text:p text:style-name="P3">Schlagwörter: Complete, Encyclopedia</text:p>
        <text:p text:style-name="P3"/>
        <text:p text:style-name="P3">Titel: Britische Schalldämpferwaffen 1939-1945</text:p>
        <text:p text:style-name="P3">Autor: Wolfgang Michael</text:p>
        <text:p text:style-name="P3">Sprache: Deutsch</text:p>
        <text:p text:style-name="P3">Schlagwörter: Britische, Schalldämpferwaffen</text:p>
        <text:p text:style-name="P3"/>
        <text:p text:style-name="P3">Titel: Kunst- und Antiquitätenauktion: Antike Waffen und Militaria</text:p>
        <text:p text:style-name="P3">Autor: Fischer</text:p>
        <text:p text:style-name="P3">Sprache: Deutsch</text:p>
        <text:p text:style-name="P3">Schlagwörter: Antiquitätenauktion, Antike, Waffen, Militaria</text:p>
        <text:p text:style-name="P3"/>
        <text:p text:style-name="P3">Titel: Handfeuerwaffen des 20. und 21. Jahrhunderts</text:p>
        <text:p text:style-name="P3">Autor: Kaiser (Verlag)</text:p>
        <text:p text:style-name="P3">Sprache: Deutsch</text:p>
        <text:p text:style-name="P3">Schlagwörter: Handfeuerwaffen, Jahrhunderts</text:p>
        <text:p text:style-name="P3"/>
        <text:p text:style-name="P3">Titel: Illustrierte Pistolen- und Revolver-Enzyklopädie</text:p>
        <text:p text:style-name="P3">Autor: A. E. Hartink</text:p>
        <text:p text:style-name="P3">Sprache: Deutsch</text:p>
        <text:p text:style-name="P3">Schlagwörter: Illustrierte, Pistolen, Revolver, Enzyklopädie</text:p>
        <text:p text:style-name="P3"/>
        <text:p text:style-name="P3">Titel: Militärgewehre Enzyklopädie</text:p>
        <text:p text:style-name="P3">Autor: A. E. Hartink</text:p>
        <text:p text:style-name="P3"><text:soft-page-break/>Sprache: Deutsch</text:p>
        <text:p text:style-name="P3">Schlagwörter: Militärgewehre, Enzyklopädie</text:p>
        <text:p text:style-name="P3"/>
        <text:p text:style-name="P3">Titel: The Complete Encyclopedia of Rifles and Carbines</text:p>
        <text:p text:style-name="P3">Autor: A. E. Hartink</text:p>
        <text:p text:style-name="P3">Sprache: Englisch</text:p>
        <text:p text:style-name="P3">Schlagwörter: Complete, Encyclopedia, Rifles, Carbines</text:p>
        <text:p text:style-name="P3"/>
        <text:p text:style-name="P3">Titel: Ultimate Handguns</text:p>
        <text:p text:style-name="P3">Autor: David Miller</text:p>
        <text:p text:style-name="P3">Sprache: Englisch</text:p>
        <text:p text:style-name="P3">Schlagwörter: Ultimate, Handguns</text:p>
        <text:p text:style-name="P2"> </text:p>
        <text:p text:style-name="P3">Titel: Pistolen und Revolver</text:p>
        <text:p text:style-name="P3">Autor: Kaiser</text:p>
        <text:p text:style-name="P3">Sprache: Deutsch</text:p>
        <text:p text:style-name="P3">Schlagwörter: Pistolen, Revolver</text:p>
        <text:p text:style-name="P3"/>
        <text:p text:style-name="P3">Titel: Gewehre für Interessierte, Liebhaber und Sammler</text:p>
        <text:p text:style-name="P3">Autor: Kaiser</text:p>
        <text:p text:style-name="P3">Sprache: Deutsch</text:p>
        <text:p text:style-name="P3">Schlagwörter: Gewehre, Interessierte, Liebhaber, Sammler</text:p>
        <text:p text:style-name="P3"/>
        <text:p text:style-name="P3">Titel: The Complete Encyclopedia of Hunting Rifles</text:p>
        <text:p text:style-name="P3">Autor: A. E. Hartink</text:p>
        <text:p text:style-name="P3">Sprache: Englisch</text:p>
        <text:p text:style-name="P3"><text:soft-page-break/>Schlagwörter: Complete, Encyclopedia, Hunting, Rifles</text:p>
        <text:p text:style-name="P3"/>
        <text:p text:style-name="P3">Titel: Herrschaft und soziale Systeme in der frühen Neuzeit</text:p>
        <text:p text:style-name="P3">Autor: Jan Peters</text:p>
        <text:p text:style-name="P3">Sprache: Deutsch</text:p>
        <text:p text:style-name="P3">Schlagwörter: Herrschaft, Soziale, Systeme, Frühen, Neuzeit</text:p>
        <text:p text:style-name="P3"/>
        <text:p text:style-name="P3">Titel: Legionär in der römischen Armee: Der ultimative Karriere-Führer</text:p>
        <text:p text:style-name="P3">Autor: Philip Matyszak</text:p>
        <text:p text:style-name="P3">Sprache: Deutsch</text:p>
        <text:p text:style-name="P3">Schlagwörter: Waffen, Legionär, Römischen, Ultimative, Karriere, Führer</text:p>
        <text:p text:style-name="P3"/>
        <text:p text:style-name="P3">Titel: Great Military Disasters</text:p>
        <text:p text:style-name="P3">Autor: Michael Haskew</text:p>
        <text:p text:style-name="P3">Sprache: Englisch</text:p>
        <text:p text:style-name="P3">Schlagwörter: Military, Disasters</text:p>
        <text:p text:style-name="P3"/>
        <text:p text:style-name="P3">Titel: Gewehre</text:p>
        <text:p text:style-name="P3">Autor: Kaiser</text:p>
        <text:p text:style-name="P3">Sprache: Deutsch</text:p>
        <text:p text:style-name="P3">Schlagwörter: Gewehre</text:p>
        <text:p text:style-name="P3"/>
        <text:p text:style-name="P3">Titel: Handfeuerwaffen</text:p>
        <text:p text:style-name="P3">Autor: Kaiser</text:p>
        <text:p text:style-name="P3">Sprache: Deutsch</text:p>
        <text:p text:style-name="P3">Schlagwörter: Handfeuerwaffen</text:p>
        <text:p text:style-name="P3"><text:soft-page-break/></text:p>
        <text:p text:style-name="P3">Titel: Pistolen und Revolver</text:p>
        <text:p text:style-name="P3">Autor: Kaiser</text:p>
        <text:p text:style-name="P3">Sprache: Deutsch</text:p>
        <text:p text:style-name="P3">Schlagwörter: Pistolen, Revolver</text:p>
        <text:p text:style-name="P3"/>
        <text:p text:style-name="P3">Titel: Las Pistolas Astra</text:p>
        <text:p text:style-name="P3">Autor: Luc Guillou und Philippe Gourio</text:p>
        <text:p text:style-name="P3">Sprache: Spanisch</text:p>
        <text:p text:style-name="P3">Schlagwörter: Pistolas</text:p>
        <text:p text:style-name="P3"/>
        <text:p text:style-name="P3">Titel: Las Pistolas Beretta</text:p>
        <text:p text:style-name="P3">Autor: Michel Malherbe</text:p>
        <text:p text:style-name="P3">Sprache: Spanisch</text:p>
        <text:p text:style-name="P3">Schlagwörter: Pistolas, Beretta</text:p>
        <text:p text:style-name="P3"/>
        <text:p text:style-name="P3">Titel: </text:p>
        <text:p text:style-name="P3">Autor: </text:p>
        <text:p text:style-name="P3">Sprache: Spanisch</text:p>
        <text:p text:style-name="P3">Schlagwörter: </text:p>
        <text:p text:style-name="P3"/>
        <text:p text:style-name="P3">Titel: TIKAL</text:p>
        <text:p text:style-name="P3">Autor: TIKAL</text:p>
        <text:p text:style-name="P3">Sprache: Spanisch</text:p>
        <text:p text:style-name="P3">Schlagwörter: </text:p>
        <text:p text:style-name="P3"/>
        <text:p text:style-name="P3"><text:soft-page-break/>Titel: Der große historische Atlas der Ritter und Burgen</text:p>
        <text:p text:style-name="P3">Autor: Ian Barnes</text:p>
        <text:p text:style-name="P3">Sprache: Deutsch</text:p>
        <text:p text:style-name="P3">Schlagwörter: Große, Historische, Ritter, Burgen</text:p>
        <text:p text:style-name="P3"/>
        <text:p text:style-name="P3">Titel: Catálogo de Arcabucería Madrileña 1687-1833</text:p>
        <text:p text:style-name="P3">Autor: Real Armería de Madrid</text:p>
        <text:p text:style-name="P3">Sprache: Spanisch</text:p>
        <text:p text:style-name="P3">Schlagwörter: Catálogo, Arcabucería, Madrileña</text:p>
        <text:p text:style-name="P3"/>
        <text:p text:style-name="P3">Titel: Feuerwaffen: Entwicklung und Geschichte</text:p>
        <text:p text:style-name="P3">Autor: Dudley Pope</text:p>
        <text:p text:style-name="P3">Sprache: Deutsch</text:p>
        <text:p text:style-name="P3">Schlagwörter: Feuerwaffen, Entwicklung, Geschichte</text:p>
        <text:p text:style-name="P3"/>
        <text:p text:style-name="P3">Titel: Waffen Digest 2009</text:p>
        <text:p text:style-name="P3">Autor: Stocker-Schmid Verlag und Motorbuch Verlag</text:p>
        <text:p text:style-name="P3">Sprache: Deutsch</text:p>
        <text:p text:style-name="P3">Schlagwörter: Waffen, Digest</text:p>
        <text:p text:style-name="P3"/>
        <text:p text:style-name="P3">Titel: Geschichte der Waffen vom Altertum bis heute</text:p>
        <text:p text:style-name="P3">Autor: Richard Holmes</text:p>
        <text:p text:style-name="P3">Sprache: Deutsch</text:p>
        <text:p text:style-name="P3">Schlagwörter: Geschichte, Waffen, Altertum</text:p>
        <text:p text:style-name="P3"/>
        <text:p text:style-name="P3">Titel: Pistols, Revolvers and Submachine Guns</text:p>
        <text:p text:style-name="P3"><text:soft-page-break/>Autor: Will Fowler, Anthony North and Charles Stronge</text:p>
        <text:p text:style-name="P3">Sprache: Englisch</text:p>
        <text:p text:style-name="P3">Schlagwörter: Pistols, Revolvers, Submachine</text:p>
        <text:p text:style-name="P3"/>
        <text:p text:style-name="P3">Titel: Krieger, Kämpfer und Soldaten von der Antike bis heute</text:p>
        <text:p text:style-name="P3">Autor: R. C. Grant</text:p>
        <text:p text:style-name="P3">Sprache: Deutsch</text:p>
        <text:p text:style-name="P3">Schlagwörter: Krieger, Kämpfer, Soldaten, Antike</text:p>
        <text:p text:style-name="P3"/>
        <text:p text:style-name="P3">Titel: Firearms: The Illustrated Guide to Small Arms of the World</text:p>
        <text:p text:style-name="P3">Autor: Paragon Books</text:p>
        <text:p text:style-name="P3">Sprache: Englisch</text:p>
        <text:p text:style-name="P3">Schlagwörter: Waffen, Reiseführer, Firearms, Illustrated</text:p>
        <text:p text:style-name="P3"/>
        <text:p text:style-name="P3">Titel: The World Encyclopedia of Rifles and Machine Guns</text:p>
        <text:p text:style-name="P3">Autor: Will Fowler and Patrick Sweeney</text:p>
        <text:p text:style-name="P3">Sprache: Englisch</text:p>
        <text:p text:style-name="P3">Schlagwörter: Encyclopedia, Rifles, Machine</text:p>
        <text:p text:style-name="P3"/>
        <text:p text:style-name="P3">Titel: Im Dienste Ihrer Majestät</text:p>
        <text:p text:style-name="P3">Autor: Bernd Rolff</text:p>
        <text:p text:style-name="P3">Sprache: Deutsch</text:p>
        <text:p text:style-name="P3">Schlagwörter: Dienste, Majestät</text:p>
        <text:p text:style-name="P3"/>
        <text:p text:style-name="P3">Titel: The World's Great Guns</text:p>
        <text:p text:style-name="P3">Autor: Frederick Wilkinson</text:p>
        <text:p text:style-name="P3"><text:soft-page-break/>Sprache: Englisch</text:p>
        <text:p text:style-name="P3">Schlagwörter: World's</text:p>
        <text:p text:style-name="P3"/>
        <text:p text:style-name="P3">Titel: Waffenenzyklopädie: 7000 Jahre Waffengeschichte</text:p>
        <text:p text:style-name="P3">Autor: David Harding</text:p>
        <text:p text:style-name="P3">Sprache: Deutsch</text:p>
        <text:p text:style-name="P3">Schlagwörter: Waffenenzyklopädie, Waffengeschichte</text:p>
        <text:p text:style-name="P3"/>
        <text:p text:style-name="P3">Titel: Schwarzpulver-Digest</text:p>
        <text:p text:style-name="P3">Autor: Jan Boger</text:p>
        <text:p text:style-name="P3">Sprache: Deutsch</text:p>
        <text:p text:style-name="P3">Schlagwörter: Schwarzpulver-Digest</text:p>
        <text:p text:style-name="P3"/>
        <text:p text:style-name="P3">Titel: Schlachten des Zweiten Weltkriegs</text:p>
        <text:p text:style-name="P3">Autor: Mehere</text:p>
        <text:p text:style-name="P3">Sprache: Deutsch</text:p>
        <text:p text:style-name="P3">Schlagwörter: Schlachten, Zweiten, Weltkriegs</text:p>
        <text:p text:style-name="P3"/>
        <text:p text:style-name="P3">Titel: Die Geschichte der Kreuzzüge</text:p>
        <text:p text:style-name="P3">Autor: Angus Konstam</text:p>
        <text:p text:style-name="P3">Sprache: Deutsch</text:p>
        <text:p text:style-name="P3">Schlagwörter: Geschichte, Kreuzzüge</text:p>
        <text:p text:style-name="P3"/>
        <text:p text:style-name="P3">Titel: Weapons and Technology of World War II</text:p>
        <text:p text:style-name="P3">Autor: Windsor Chorlton</text:p>
        <text:p text:style-name="P3">Sprache: Englisch</text:p>
        <text:p text:style-name="P3"><text:soft-page-break/>Schlagwörter: Waffen, Weltkrieg, Weapons, Technology</text:p>
        <text:p text:style-name="P3"/>
        <text:p text:style-name="P4">Titel: Die illustrierte Geschichte der Waffen: Von der Steinaxt bis zum Maschinengewehr</text:p>
        <text:p text:style-name="P4">Autor: Bassermann</text:p>
        <text:p text:style-name="P4">Sprache: Deutsch</text:p>
        <text:p text:style-name="P4">Schlagwörter: Illustrierte, Geschichte, Waffen, Steinaxt, Maschinengewehr</text:p>
        <text:p text:style-name="P4"/>
        <text:p text:style-name="P4">Titel: The Empire of Death</text:p>
        <text:p text:style-name="P4">Autor: Thames and Hudson</text:p>
        <text:p text:style-name="P4">Sprache: Englisch</text:p>
        <text:p text:style-name="P4">Schlagwörter: Empire</text:p>
        <text:p text:style-name="P4"/>
        <text:p text:style-name="P4">Titel: Dumonts Enzyklopädie der Seefahrer und Entdecker: Von Amundsen bis zum Zeppelin</text:p>
        <text:p text:style-name="P4">Autor: Monte von Dumont</text:p>
        <text:p text:style-name="P4">Sprache: Deutsch</text:p>
        <text:p text:style-name="P4">Schlagwörter: Dumonts, Enzyklopädie, Seefahrer, Entdecker, Amundsen, Zeppelin</text:p>
        <text:p text:style-name="P4"/>
        <text:p text:style-name="P4">Titel: Militärgeschichte: Waffen und Kriegführung von der Antike bis heute</text:p>
        <text:p text:style-name="P4">Autor: DK</text:p>
        <text:p text:style-name="P4">Sprache: Deutsch</text:p>
        <text:p text:style-name="P4">Schlagwörter: Militärgeschichte, Waffen, Kriegführung, Antike</text:p>
        <text:p text:style-name="P5"> </text:p>
        <text:p text:style-name="P4">Titel: Waffen Digest 2008</text:p>
        <text:p text:style-name="P4">Autor: Verlag Stocker-Schmid und Motorbuch Verlag</text:p>
        <text:p text:style-name="P4">Sprache: Deutsch</text:p>
        <text:p text:style-name="P4">Schlagwörter: Waffen, Digest</text:p>
        <text:p text:style-name="P4"><text:soft-page-break/></text:p>
        <text:p text:style-name="P4">Titel: Krieger, Kämpfer und Soldaten von der Antike bis heute</text:p>
        <text:p text:style-name="P4">Autor: R. G. Grant</text:p>
        <text:p text:style-name="P4">Sprache: Deutsch</text:p>
        <text:p text:style-name="P4">Schlagwörter: Krieger, Kämpfer, Soldaten, Antike</text:p>
        <text:p text:style-name="P4"/>
        <text:p text:style-name="P4">Titel: Großer Atlas der Entdeckungen</text:p>
        <text:p text:style-name="P4">Autor: Naumann und Göbel</text:p>
        <text:p text:style-name="P4">Sprache: Deutsch</text:p>
        <text:p text:style-name="P4">Schlagwörter: Großer, Entdeckungen</text:p>
        <text:p text:style-name="P4"/>
        <text:p text:style-name="P4">Titel: Kriege und Schlachten: 5000 Jahre Militärgeschichte</text:p>
        <text:p text:style-name="P4">Autor: R. G. Grant</text:p>
        <text:p text:style-name="P4">Sprache: Deutsch</text:p>
        <text:p text:style-name="P4">Schlagwörter: Kriege, Schlachten, Militärgeschichte</text:p>
        <text:p text:style-name="P4"/>
        <text:p text:style-name="P4">Titel: Der Mensch des Mittelalters</text:p>
        <text:p text:style-name="P4">Autor: Jacques Le Goff</text:p>
        <text:p text:style-name="P4">Sprache: Deutsch</text:p>
        <text:p text:style-name="P4">Schlagwörter: Mensch, Mittelalters</text:p>
        <text:p text:style-name="P4"/>
        <text:p text:style-name="P4">Titel: Überall ist Mittelalter</text:p>
        <text:p text:style-name="P4">Autor: Horst Fuhrmann</text:p>
        <text:p text:style-name="P4">Sprache: Deutsch</text:p>
        <text:p text:style-name="P4">Schlagwörter: Überall, Mittelalter</text:p>
        <text:p text:style-name="P4"/>
        <text:p text:style-name="P4"><text:soft-page-break/>Titel: Christoph Columbus: Eine Biographie</text:p>
        <text:p text:style-name="P4">Autor: Gianni Granzotto</text:p>
        <text:p text:style-name="P4">Sprache: Deutsch</text:p>
        <text:p text:style-name="P4">Schlagwörter: Christoph, Columbus, Biographie</text:p>
        <text:p text:style-name="P4"/>
        <text:p text:style-name="P4">Titel: Die Reconquista: Christen und Muslime auf der iberischen Halbinsel 711-1492</text:p>
        <text:p text:style-name="P4">Autor: Nikolas Jaspert</text:p>
        <text:p text:style-name="P4">Sprache: Deutsch</text:p>
        <text:p text:style-name="P4">Schlagwörter: Reconquista, Christen, Muslime, Iberischen, Halbinsel</text:p>
        <text:p text:style-name="P4"/>
        <text:p text:style-name="P4">Titel: Fischer Weltgeschichte Antike Band 1</text:p>
        <text:p text:style-name="P4">Autor: Fischer</text:p>
        <text:p text:style-name="P4">Sprache: Deutsch</text:p>
        <text:p text:style-name="P4">Schlagwörter: Fischer, Weltgeschichte, Antike</text:p>
        <text:p text:style-name="P4"/>
        <text:p text:style-name="P4">Titel: Fischer Weltgeschichte Antike Band 2</text:p>
        <text:p text:style-name="P4">Autor: Fischer</text:p>
        <text:p text:style-name="P4">Sprache: Deutsch</text:p>
        <text:p text:style-name="P4">Schlagwörter: Fischer, Weltgeschichte, Antike</text:p>
        <text:p text:style-name="P4"/>
        <text:p text:style-name="P4">Titel: Fischer Weltgeschichte Antike Band 3</text:p>
        <text:p text:style-name="P4">Autor: Fischer</text:p>
        <text:p text:style-name="P4">Sprache: Deutsch</text:p>
        <text:p text:style-name="P4">Schlagwörter: Fischer, Weltgeschichte, Antike</text:p>
        <text:p text:style-name="P4"/>
        <text:p text:style-name="P4">Titel: Fischer Weltgeschichte Antike Band 4</text:p>
        <text:p text:style-name="P4"><text:soft-page-break/>Autor: Fischer</text:p>
        <text:p text:style-name="P4">Sprache: Deutsch</text:p>
        <text:p text:style-name="P4">Schlagwörter: Fischer, Weltgeschichte, Antike</text:p>
        <text:p text:style-name="P4"/>
        <text:p text:style-name="P4">Titel: Das Familienbuch Hans Volger des Älteren und des Jüngeren aus dem St. Galler Rheintal</text:p>
        <text:p text:style-name="P4">Autor: Alexa Renggli</text:p>
        <text:p text:style-name="P4">Sprache: Deutsch</text:p>
        <text:p text:style-name="P4">Schlagwörter: Familienbuch, Volger, Älteren, Jüngeren, Galler, Rheintal</text:p>
        <text:p text:style-name="P4"/>
        <text:p text:style-name="P4">Titel: Cicero und die römische Republik: Eine Biographie</text:p>
        <text:p text:style-name="P4">Autor: Manfred Fuhrmann</text:p>
        <text:p text:style-name="P4">Sprache: Deutsch</text:p>
        <text:p text:style-name="P4">Schlagwörter: Cicero, Römische, Republik, Biographie</text:p>
        <text:p text:style-name="P4"/>
        <text:p text:style-name="P4">Titel: The Book of Deeds of James I of Aragon</text:p>
        <text:p text:style-name="P4">Autor: Damian J. Smith and Helena Buffery</text:p>
        <text:p text:style-name="P4">Sprache: Englisch</text:p>
        <text:p text:style-name="P4">Schlagwörter: Aragon</text:p>
        <text:p text:style-name="P4"/>
        <text:p text:style-name="P4">Titel: DTV-Atlas Weltgeschichte</text:p>
        <text:p text:style-name="P4">Autor: DTV</text:p>
        <text:p text:style-name="P4">Sprache: Deutsch</text:p>
        <text:p text:style-name="P4">Schlagwörter: Weltgeschichte</text:p>
        <text:p text:style-name="P4"/>
        <text:p text:style-name="P4">Titel: Karte der Kulturgüter mit Verzeichnis und Detailkarten Schweiz</text:p>
        <text:p text:style-name="P4">Autor: Bundesamt für Landestopographie 3084 Wabern</text:p>
        <text:p text:style-name="P4"><text:soft-page-break/>Sprache: Deutsch</text:p>
        <text:p text:style-name="P4">Schlagwörter: Kulturgüter, Verzeichnis, Detailkarten, Schweiz</text:p>
        <text:p text:style-name="P4"/>
        <text:p text:style-name="P4">Titel: Die Kreuzzüge</text:p>
        <text:p text:style-name="P4">Autor: Robert Payne</text:p>
        <text:p text:style-name="P4">Sprache: Deutsch</text:p>
        <text:p text:style-name="P4">Schlagwörter: Kreuzzüge</text:p>
        <text:p text:style-name="P4"/>
        <text:p text:style-name="P4">Titel: Geköpft und gepfählt: Archäologen auf der Jagd nach den Untoten</text:p>
        <text:p text:style-name="P4">Autor: Angelika Franz / Daniel Nösler</text:p>
        <text:p text:style-name="P4">Sprache: Deutsch</text:p>
        <text:p text:style-name="P4">Schlagwörter: Geköpft, Gepfählt, Archäologen, Untoten</text:p>
        <text:p text:style-name="P4"/>
        <text:p text:style-name="P4">Titel: 50 Klassiker Archäologie: Die wichtigsten Fundorte und Ausgrabungsstätten</text:p>
        <text:p text:style-name="P4">Autor: Wolfgang Korn</text:p>
        <text:p text:style-name="P4">Sprache: Deutsch</text:p>
        <text:p text:style-name="P4">Schlagwörter: Klassiker, Archäologie, Wichtigsten, Fundorte, Ausgrabungsstätten</text:p>
        <text:p text:style-name="P4"/>
        <text:p text:style-name="P4">Titel: Der Mann aus dem Eis</text:p>
        <text:p text:style-name="P4">Autor: Angelika Fleckinger und Hubert Steiner</text:p>
        <text:p text:style-name="P4">Sprache: Deutsch</text:p>
        <text:p text:style-name="P4">Schlagwörter: </text:p>
        <text:p text:style-name="P4"/>
        <text:p text:style-name="P4">Titel: Die Geschichte der Gerichtsbarkeit: Vom Gottesurteil bis zum Beginn der modernen Rechtsprechung - 1000 Jahre Grausamkeit</text:p>
        <text:p text:style-name="P4">Autor: Wolfgang Schild</text:p>
        <text:p text:style-name="P4"><text:soft-page-break/>Sprache: Deutsch</text:p>
        <text:p text:style-name="P4">Schlagwörter: Geschichte, Gerichtsbarkeit, Gottesurteil, Beginn, Modernen, Rechtsprechung</text:p>
        <text:p text:style-name="P4"/>
        <text:p text:style-name="P4">Titel: Folter, Pranger, Scheiterhaufen: Rechtsprechung im Mittelalter</text:p>
        <text:p text:style-name="P4">Autor: Wolfgang Schild</text:p>
        <text:p text:style-name="P4">Sprache: Deutsch</text:p>
        <text:p text:style-name="P4">Schlagwörter: Folter, Pranger, Scheiterhaufen, Rechtsprechung, Mittelalter</text:p>
        <text:p text:style-name="P4"/>
        <text:p text:style-name="P4">Titel: Die Schweiz vor Christus</text:p>
        <text:p text:style-name="P4">Autor: Claudia Schnieper und Nicolas Faure</text:p>
        <text:p text:style-name="P4">Sprache: Deutsch</text:p>
        <text:p text:style-name="P4">Schlagwörter: Schweiz, Christus</text:p>
        <text:p text:style-name="P4"/>
        <text:p text:style-name="P4">Titel: Faszination Archäologie</text:p>
        <text:p text:style-name="P4">Autor: Paul G. Bahn</text:p>
        <text:p text:style-name="P4">Sprache: Deutsch</text:p>
        <text:p text:style-name="P4">Schlagwörter: Faszination, Archäologie</text:p>
        <text:p text:style-name="P4"/>
        <text:p text:style-name="P4">Titel: Ötzi: Der Mann aus dem Eis - Alles Wissenswerte zum Nachschlagen und Staunen</text:p>
        <text:p text:style-name="P4">Autor: Angelika Fleckinger</text:p>
        <text:p text:style-name="P4">Sprache: Deutsch</text:p>
        <text:p text:style-name="P4">Schlagwörter: Wissenswerte, Nachschlagen, Staunen</text:p>
        <text:p text:style-name="P5"> </text:p>
        <text:p text:style-name="P5">Titel: Heavenly Bodies: Cult Treasures and Spectacular Saints from the Catacombs</text:p>
        <text:p text:style-name="P5">Autor: Thames and Hudson</text:p>
        <text:p text:style-name="P5">Sprache: Englisch</text:p>
        <text:p text:style-name="P5"><text:soft-page-break/>Schlagwörter: Heavenly, Treasures, Spectacular, Saints, Catacombs</text:p>
        <text:p text:style-name="P5"/>
        <text:p text:style-name="P5">Titel: Kaiserburg-Museum des Germanischen Nationalmuseums</text:p>
        <text:p text:style-name="P5">Autor: Germanisches Nationalmuseum</text:p>
        <text:p text:style-name="P5">Sprache: Deutsch</text:p>
        <text:p text:style-name="P5">Schlagwörter: Museum, Kaiserburg, Germanischen, Nationalmuseums</text:p>
        <text:p text:style-name="P5"/>
        <text:p text:style-name="P5">Titel: Gerichtsbarkeit im Elbe-Weser-Raum 1546-1670</text:p>
        <text:p text:style-name="P5">Autor: Jürgen Hoops von Scheeßel</text:p>
        <text:p text:style-name="P5">Sprache: Deutsch</text:p>
        <text:p text:style-name="P5">Schlagwörter: Gerichtsbarkeit, Weser-Raum</text:p>
        <text:p text:style-name="P5"/>
        <text:p text:style-name="P5">Titel: Rüstkammer Schloss Glatt</text:p>
        <text:p text:style-name="P5">Autor: G. H. Bidermann</text:p>
        <text:p text:style-name="P5">Sprache: Deutsch</text:p>
        <text:p text:style-name="P5">Schlagwörter: Rüstkammer, Schloss</text:p>
        <text:p text:style-name="P5"/>
        <text:p text:style-name="P5">Titel: The Most Complete Reference Book Ever Assembled: The Gun Digest Book of .22 Rimfire Rifles, Pistols &amp; Ammunition</text:p>
        <text:p text:style-name="P5">Autor: James E. House</text:p>
        <text:p text:style-name="P5">Sprache: Englisch</text:p>
        <text:p text:style-name="P5">Schlagwörter: Complete, Reference, Assembled, Digest, Rimfire, Rifles</text:p>
        <text:p text:style-name="P5"/>
        <text:p text:style-name="P5">Titel: The Kings and Queens of England</text:p>
        <text:p text:style-name="P5">Autor: Orion Books</text:p>
        <text:p text:style-name="P5">Sprache: Englisch</text:p>
        <text:p text:style-name="P5"><text:soft-page-break/>Schlagwörter: Queens, England</text:p>
        <text:p text:style-name="P5"/>
        <text:p text:style-name="P5">Titel: World War II Musées 1939-1945 Guide Europe</text:p>
        <text:p text:style-name="P5">Autor: Guide</text:p>
        <text:p text:style-name="P5">Sprache: Französisch</text:p>
        <text:p text:style-name="P5">Schlagwörter: Weltkrieg, Reiseführer, Europe</text:p>
        <text:p text:style-name="P5"/>
        <text:p text:style-name="P5">Titel: Hinrichtungen und Leibstrafen</text:p>
        <text:p text:style-name="P5">Autor: Franz Schmidt</text:p>
        <text:p text:style-name="P5">Sprache: Deutsch</text:p>
        <text:p text:style-name="P5">Schlagwörter: Hinrichtungen, Leibstrafen</text:p>
        <text:p text:style-name="P5"/>
        <text:p text:style-name="P5">Titel: Das maurische Spanien: Geschichte und Kultur</text:p>
        <text:p text:style-name="P5">Autor: Georg Bossong</text:p>
        <text:p text:style-name="P5">Sprache: Deutsch</text:p>
        <text:p text:style-name="P5">Schlagwörter: Maurische, Spanien, Geschichte, Kultur</text:p>
        <text:p text:style-name="P5"/>
        <text:p text:style-name="P5">Titel: Warum du echt einmalig bist, Papa</text:p>
        <text:p text:style-name="P5">Autor: Alisa</text:p>
        <text:p text:style-name="P5">Sprache: Deutsch</text:p>
        <text:p text:style-name="P5">Schlagwörter: Einmalig</text:p>
        <text:p text:style-name="P5"/>
        <text:p text:style-name="P5">Titel: Nürnberger Kriminalgeschichte: Henkerhaus, Lochgefängnis und Schuldturm</text:p>
        <text:p text:style-name="P5">Autor: Nürnberg Stadt</text:p>
        <text:p text:style-name="P5">Sprache: Deutsch</text:p>
        <text:p text:style-name="P5">Schlagwörter: Nürnberger, Kriminalgeschichte, Henkerhaus, Lochgefängnis, Schuldturm</text:p>
        <text:p text:style-name="P5"><text:soft-page-break/></text:p>
        <text:p text:style-name="P5">Titel: Das Lochgefängnis: Tortur und Richtung in Alt-Nürnberg</text:p>
        <text:p text:style-name="P5">Autor: Hermann Knapp</text:p>
        <text:p text:style-name="P5">Sprache: Deutsch</text:p>
        <text:p text:style-name="P5">Schlagwörter: Lochgefängnis, Tortur, Richtung, Nürnberg</text:p>
        <text:p text:style-name="P5"/>
        <text:p text:style-name="P5">Titel: The British Soldier 1914-1918</text:p>
        <text:p text:style-name="P5">Autor: Lawrence Brown</text:p>
        <text:p text:style-name="P5">Sprache: Englisch</text:p>
        <text:p text:style-name="P5">Schlagwörter: British, Soldier</text:p>
        <text:p text:style-name="P5"/>
        <text:p text:style-name="P5">Titel: The French Infantryman 1914-1918</text:p>
        <text:p text:style-name="P5">Autor: Yann Thomas</text:p>
        <text:p text:style-name="P5">Sprache: Englisch</text:p>
        <text:p text:style-name="P5">Schlagwörter: French, Infantryman</text:p>
        <text:p text:style-name="P5"/>
        <text:p text:style-name="P5">Titel: The Belgian Soldier 1914-1918</text:p>
        <text:p text:style-name="P5">Autor: Pierre Lierneux</text:p>
        <text:p text:style-name="P5">Sprache: Englisch</text:p>
        <text:p text:style-name="P5">Schlagwörter: Belgian, Soldier</text:p>
        <text:p text:style-name="P5"/>
        <text:p text:style-name="P5">Titel: The German Soldier 1914-1918</text:p>
        <text:p text:style-name="P5">Autor: Yann Thomas</text:p>
        <text:p text:style-name="P5">Sprache: Englisch</text:p>
        <text:p text:style-name="P5">Schlagwörter: German, Soldier</text:p>
        <text:p text:style-name="P5"/>
        <text:p text:style-name="P5"><text:soft-page-break/>Titel: The American Soldier 1914-1918</text:p>
        <text:p text:style-name="P5">Autor: Dominique François</text:p>
        <text:p text:style-name="P5">Sprache: Englisch</text:p>
        <text:p text:style-name="P5">Schlagwörter: American, Soldier</text:p>
        <text:p text:style-name="P5"/>
        <text:p text:style-name="P5">Titel: Mortal Monarchs: 1000 Years of Royal Deaths</text:p>
        <text:p text:style-name="P5">Autor: Suzie Edge</text:p>
        <text:p text:style-name="P5">Sprache: Englisch</text:p>
        <text:p text:style-name="P5">Schlagwörter: Mortal, Monarchs, Deaths</text:p>
        <text:p text:style-name="P5"/>
        <text:p text:style-name="P5">Titel: A Short History of the Mughal Empire</text:p>
        <text:p text:style-name="P5">Autor: Michael Fischer</text:p>
        <text:p text:style-name="P5">Sprache: Englisch</text:p>
        <text:p text:style-name="P5">Schlagwörter: Mughal, Geschichte, History, Empire</text:p>
        <text:p text:style-name="P5"/>
        <text:p text:style-name="P5">Titel: National Army Museum</text:p>
        <text:p text:style-name="P5">Autor: Souvenir Guide</text:p>
        <text:p text:style-name="P5">Sprache: Englisch</text:p>
        <text:p text:style-name="P5">Schlagwörter: Reiseführer, Museum, National</text:p>
        <text:p text:style-name="P5"/>
        <text:p text:style-name="P5">Titel: Kalamkari Temple Hangings</text:p>
        <text:p text:style-name="P5">Autor: Anna L. Dallapiccola</text:p>
        <text:p text:style-name="P5">Sprache: Englisch</text:p>
        <text:p text:style-name="P5">Schlagwörter: Tempel/Architektur, Kalamkari, Temple, Hangings</text:p>
        <text:p text:style-name="P5"/>
        <text:p text:style-name="P5">Titel: The Great Mughals: Architecture and Opulence</text:p>
        <text:p text:style-name="P5"><text:soft-page-break/>Autor: Susan Stronge</text:p>
        <text:p text:style-name="P5">Sprache: Englisch</text:p>
        <text:p text:style-name="P5">Schlagwörter: Mughal, Mughals, Architecture, Opulence</text:p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23:02:22.699585058</meta:creation-date>
    <dc:date>2025-11-24T00:26:25.828190109</dc:date>
    <meta:editing-duration>PT26M51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61" meta:paragraph-count="1260" meta:word-count="4913" meta:character-count="38276" meta:non-whitespace-character-count="34567"/>
  </office:meta>
</office:document-meta>
</file>